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56000001784193DDD0BC2EA523.png" manifest:media-type="image/png"/>
  <manifest:file-entry manifest:full-path="Pictures/100000000000030D0000001F2D7D078BBC3693CC.png" manifest:media-type="image/png"/>
  <manifest:file-entry manifest:full-path="Pictures/10000000000001E7000000C0648D3A91ED549431.png" manifest:media-type="image/png"/>
  <manifest:file-entry manifest:full-path="Pictures/10000000000001E6000001B57240EE0C7EA86962.png" manifest:media-type="image/png"/>
  <manifest:file-entry manifest:full-path="Pictures/10000000000001E500000217C7B7426686DD0A2A.png" manifest:media-type="image/png"/>
  <manifest:file-entry manifest:full-path="Pictures/1000020100000327000001C57A957DED6085D42E.png" manifest:media-type="image/png"/>
  <manifest:file-entry manifest:full-path="Pictures/10000201000001CA000001450EFF29B222BB4627.png" manifest:media-type="image/png"/>
  <manifest:file-entry manifest:full-path="Pictures/10000201000001C90000013E1F3DB52ACBF58598.png" manifest:media-type="image/png"/>
  <manifest:file-entry manifest:full-path="Pictures/100002010000024500000097EDD12B31A0177C7D.png" manifest:media-type="image/png"/>
  <manifest:file-entry manifest:full-path="Pictures/100002010000025F000000E962AE19FFB3303C09.png" manifest:media-type="image/png"/>
  <manifest:file-entry manifest:full-path="Pictures/1000000000000199000000AD5DDCE24BF70B3890.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1CC0000016D0381A7A761DE629A.png" manifest:media-type="image/png"/>
  <manifest:file-entry manifest:full-path="Pictures/10000201000001B4000000A9F80941478A37CAF7.png" manifest:media-type="image/png"/>
  <manifest:file-entry manifest:full-path="Pictures/10000201000001CD000000DBB932BA68D06FF266.png" manifest:media-type="image/png"/>
  <manifest:file-entry manifest:full-path="Pictures/10000201000003E8000000D2A7FE72F00FFCF111.png" manifest:media-type="image/png"/>
  <manifest:file-entry manifest:full-path="Pictures/100002010000015700000247CF16361805F60B2A.png" manifest:media-type="image/png"/>
  <manifest:file-entry manifest:full-path="Pictures/1000020100000304000000580F1E1569DB2AAD87.png" manifest:media-type="image/png"/>
  <manifest:file-entry manifest:full-path="Pictures/10000000000002FA000001DAE9FF94A3035CCF56.png" manifest:media-type="image/png"/>
  <manifest:file-entry manifest:full-path="Pictures/10000201000001FD00000086E979F3744719965F.png" manifest:media-type="image/png"/>
  <manifest:file-entry manifest:full-path="Pictures/100002010000027400000142F2197E8AC728C037.png" manifest:media-type="image/png"/>
  <manifest:file-entry manifest:full-path="Pictures/10000201000001FC000000BA7307FA7054DEBC95.png" manifest:media-type="image/png"/>
  <manifest:file-entry manifest:full-path="Pictures/100002000000002000000020A6BB2897B4B7679A.png" manifest:media-type="image/png"/>
  <manifest:file-entry manifest:full-path="Pictures/1000020100000255000001775972C274E42338D5.png" manifest:media-type="image/png"/>
  <manifest:file-entry manifest:full-path="Pictures/1000020100000279000001A03F980409C04434D4.png" manifest:media-type="image/png"/>
  <manifest:file-entry manifest:full-path="Pictures/10000201000002910000019CC79FF5479EFE1F2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408cm" style:rel-column-width="16979*"/>
    </style:style>
    <style:style style:name="Table4.B" style:family="table-column">
      <style:table-column-properties style:column-width="5.787cm" style:rel-column-width="22293*"/>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895cm" fo:margin-left="0.062cm" fo:margin-right="0.044cm" fo:margin-top="0.3cm" fo:margin-bottom="0.499cm" fo:break-before="auto" fo:break-after="auto" table:align="margins" fo:keep-with-next="auto"/>
    </style:style>
    <style:style style:name="Table6.A" style:family="table-column">
      <style:table-column-properties style:column-width="1.205cm" style:rel-column-width="4673*"/>
    </style:style>
    <style:style style:name="Table6.B" style:family="table-column">
      <style:table-column-properties style:column-width="4.101cm" style:rel-column-width="15908*"/>
    </style:style>
    <style:style style:name="Table6.C" style:family="table-column">
      <style:table-column-properties style:column-width="11.589cm" style:rel-column-width="44954*"/>
    </style:style>
    <style:style style:name="Table6.1" style:family="table-row">
      <style:table-row-properties fo:keep-together="always"/>
    </style:style>
    <style:style style:name="Table6.A1" style:family="table-cell">
      <style:table-cell-properties style:vertical-align="middle" fo:background-color="#e6e6e6" fo:padding="0.097cm" fo:border-left="none" fo:border-right="none" fo:border-top="0.05pt solid #999999" fo:border-bottom="0.05pt solid #999999">
        <style:background-image/>
      </style:table-cell-properties>
    </style:style>
    <style:style style:name="Table6.A2" style:family="table-cell">
      <style:table-cell-properties style:vertical-align="middle" fo:background-color="transparent" fo:padding="0.097cm" fo:border-left="none" fo:border-right="none" fo:border-top="none" fo:border-bottom="0.05pt solid #999999">
        <style:background-image/>
      </style:table-cell-properties>
    </style:style>
    <style:style style:name="Table6.A3" style:family="table-cell">
      <style:table-cell-properties style:vertical-align="middle" fo:background-color="#ffffff" fo:padding="0.097cm" fo:border-left="none" fo:border-right="none" fo:border-top="none" fo:border-bottom="0.05pt solid #999999">
        <style:background-image/>
      </style:table-cell-properties>
    </style:style>
    <style:style style:name="Table8" style:family="table">
      <style:table-properties style:width="16.914cm" fo:margin-left="0.021cm" fo:margin-right="0.065cm" fo:margin-top="0.3cm" fo:margin-bottom="0.4cm" table:align="margins" fo:keep-with-next="auto" style:may-break-between-rows="false"/>
    </style:style>
    <style:style style:name="Table8.A" style:family="table-column">
      <style:table-column-properties style:column-width="1.399cm" style:rel-column-width="5419*"/>
    </style:style>
    <style:style style:name="Table8.B" style:family="table-column">
      <style:table-column-properties style:column-width="4.098cm" style:rel-column-width="15876*"/>
    </style:style>
    <style:style style:name="Table8.C" style:family="table-column">
      <style:table-column-properties style:column-width="11.418cm" style:rel-column-width="44240*"/>
    </style:style>
    <style:style style:name="Table8.1" style:family="table-row">
      <style:table-row-properties fo:keep-together="always"/>
    </style:style>
    <style:style style:name="Table8.A1" style:family="table-cell">
      <style:table-cell-properties fo:background-color="#e6e6e6" fo:padding="0.097cm" fo:border-left="none" fo:border-right="none" fo:border-top="0.05pt solid #000000" fo:border-bottom="0.05pt solid #000000">
        <style:background-image/>
      </style:table-cell-properties>
    </style:style>
    <style:style style:name="Table8.A2" style:family="table-cell">
      <style:table-cell-properties style:vertical-align="middle" fo:background-color="transparent" fo:padding="0.097cm" fo:border-left="none" fo:border-right="none" fo:border-top="0.05pt solid #999999" fo:border-bottom="0.05pt solid #000000">
        <style:background-image/>
      </style:table-cell-properties>
    </style:style>
    <style:style style:name="Table8.A3"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8.A11" style:family="table-cell">
      <style:table-cell-properties style:vertical-align="middle" fo:background-color="#ffffff" fo:padding="0.097cm" fo:border-left="none" fo:border-right="none" fo:border-top="none" fo:border-bottom="0.05pt solid #000000">
        <style:background-image/>
      </style:table-cell-properties>
    </style:style>
    <style:style style:name="Table8.C11" style:family="table-cell">
      <style:table-cell-properties fo:background-color="#ffffff" fo:padding="0.097cm" fo:border-left="none" fo:border-right="none" fo:border-top="none" fo:border-bottom="0.05pt solid #000000">
        <style:background-image/>
      </style:table-cell-properties>
    </style:style>
    <style:style style:name="Table8.C12" style:family="table-cell">
      <style:table-cell-properties fo:background-color="transparent" fo:padding="0.097cm" fo:border-left="none" fo:border-right="none" fo:border-top="none" fo:border-bottom="0.05pt solid #000000">
        <style:background-image/>
      </style:table-cell-properties>
    </style:style>
    <style:style style:name="Table8.C13" style:family="table-cell">
      <style:table-cell-properties fo:background-color="#ffffff" fo:padding="0.097cm" fo:border-left="none" fo:border-right="none" fo:border-top="none" fo:border-bottom="0.05pt solid #000000">
        <style:background-image/>
      </style:table-cell-properties>
    </style:style>
    <style:style style:name="Table8.C14" style:family="table-cell">
      <style:table-cell-properties fo:background-color="transparent" fo:padding="0.097cm" fo:border-left="none" fo:border-right="none" fo:border-top="none" fo:border-bottom="0.05pt solid #000000">
        <style:background-image/>
      </style:table-cell-properties>
    </style:style>
    <style:style style:name="Table8.C15" style:family="table-cell">
      <style:table-cell-properties fo:background-color="#ffffff" fo:padding="0.097cm" fo:border-left="none" fo:border-right="none" fo:border-top="none" fo:border-bottom="0.05pt solid #000000">
        <style:background-image/>
      </style:table-cell-properties>
    </style:style>
    <style:style style:name="Table8.C16" style:family="table-cell">
      <style:table-cell-properties fo:background-color="transparent" fo:padding="0.097cm" fo:border-left="none" fo:border-right="none" fo:border-top="none" fo:border-bottom="0.05pt solid #000000">
        <style:background-image/>
      </style:table-cell-properties>
    </style:style>
    <style:style style:name="Table8.C17" style:family="table-cell">
      <style:table-cell-properties fo:background-color="#ffffff" fo:padding="0.097cm" fo:border-left="none" fo:border-right="none" fo:border-top="none" fo:border-bottom="0.05pt solid #000000">
        <style:background-image/>
      </style:table-cell-properties>
    </style:style>
    <style:style style:name="Table8.C19" style:family="table-cell">
      <style:table-cell-properties fo:background-color="#ffffff" fo:padding="0.097cm" fo:border-left="none" fo:border-right="none" fo:border-top="none" fo:border-bottom="0.05pt solid #000000">
        <style:background-image/>
      </style:table-cell-properties>
    </style:style>
    <style:style style:name="Table8.C21" style:family="table-cell">
      <style:table-cell-properties fo:background-color="#ffffff" fo:padding="0.097cm" fo:border-left="none" fo:border-right="none" fo:border-top="none" fo:border-bottom="0.05pt solid #000000">
        <style:background-image/>
      </style:table-cell-properties>
    </style:style>
    <style:style style:name="Table8.C22"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c4208"/>
    </style:style>
    <style:style style:name="P9" style:family="paragraph" style:parent-style-name="Text_20_body">
      <style:text-properties officeooo:paragraph-rsid="00be9b14"/>
    </style:style>
    <style:style style:name="P10" style:family="paragraph" style:parent-style-name="Text_20_body">
      <style:text-properties fo:font-size="6pt" officeooo:paragraph-rsid="00b1a1b5" style:font-size-asian="5.25pt" style:font-size-complex="6pt"/>
    </style:style>
    <style:style style:name="P11" style:family="paragraph" style:parent-style-name="Text_20_body">
      <style:text-properties officeooo:paragraph-rsid="00d2d192"/>
    </style:style>
    <style:style style:name="P12" style:family="paragraph" style:parent-style-name="Text_20_body">
      <style:text-properties officeooo:paragraph-rsid="00d6f595"/>
    </style:style>
    <style:style style:name="P13" style:family="paragraph" style:parent-style-name="Text_20_body">
      <style:text-properties officeooo:rsid="00d98770" officeooo:paragraph-rsid="00d98770"/>
    </style:style>
    <style:style style:name="P14" style:family="paragraph" style:parent-style-name="Text_20_body">
      <style:text-properties officeooo:rsid="00da10f2" officeooo:paragraph-rsid="00e110d7"/>
    </style:style>
    <style:style style:name="P15" style:family="paragraph" style:parent-style-name="Text_20_body">
      <style:text-properties officeooo:rsid="00e4517e" officeooo:paragraph-rsid="00e4517e"/>
    </style:style>
    <style:style style:name="P16" style:family="paragraph" style:parent-style-name="Text_20_body">
      <style:text-properties officeooo:paragraph-rsid="00e878ff"/>
    </style:style>
    <style:style style:name="P17" style:family="paragraph" style:parent-style-name="Text_20_body">
      <style:text-properties officeooo:paragraph-rsid="00eefa72"/>
    </style:style>
    <style:style style:name="P18" style:family="paragraph" style:parent-style-name="Title">
      <style:text-properties fo:language="en" fo:country="US" officeooo:rsid="001f0121" officeooo:paragraph-rsid="001f0121"/>
    </style:style>
    <style:style style:name="P19" style:family="paragraph" style:parent-style-name="Subtitle">
      <style:text-properties fo:language="en" fo:country="US" officeooo:rsid="001f0121"/>
    </style:style>
    <style:style style:name="P20" style:family="paragraph" style:parent-style-name="Table_20_Contents">
      <style:text-properties officeooo:paragraph-rsid="00b1a1b5"/>
    </style:style>
    <style:style style:name="P21" style:family="paragraph" style:parent-style-name="Table_20_Contents">
      <style:text-properties officeooo:paragraph-rsid="00bc4208"/>
    </style:style>
    <style:style style:name="P22" style:family="paragraph" style:parent-style-name="Table_20_Contents">
      <style:text-properties fo:font-weight="bold" officeooo:paragraph-rsid="00bc4208" style:font-weight-asian="bold" style:font-weight-complex="bold"/>
    </style:style>
    <style:style style:name="P23" style:family="paragraph" style:parent-style-name="Table_20_Contents">
      <style:text-properties fo:font-weight="bold" officeooo:rsid="00c26321" officeooo:paragraph-rsid="00bc4208" style:font-weight-asian="bold" style:font-weight-complex="bold"/>
    </style:style>
    <style:style style:name="P24" style:family="paragraph" style:parent-style-name="Table_20_Contents">
      <style:text-properties officeooo:rsid="00c72fb5" officeooo:paragraph-rsid="00c72fb5"/>
    </style:style>
    <style:style style:name="P25" style:family="paragraph" style:parent-style-name="Table_20_Contents">
      <style:paragraph-properties fo:text-align="center" style:justify-single-word="false"/>
      <style:text-properties officeooo:rsid="00c72fb5" officeooo:paragraph-rsid="00c72fb5"/>
    </style:style>
    <style:style style:name="P26" style:family="paragraph" style:parent-style-name="Table_20_Contents">
      <style:text-properties officeooo:paragraph-rsid="00c72fb5"/>
    </style:style>
    <style:style style:name="P27" style:family="paragraph" style:parent-style-name="Text_20_Note">
      <style:text-properties officeooo:paragraph-rsid="00b1a1b5"/>
    </style:style>
    <style:style style:name="P28" style:family="paragraph" style:parent-style-name="Text_20_Note">
      <style:text-properties officeooo:rsid="00f4a0ea" officeooo:paragraph-rsid="00bc4208"/>
    </style:style>
    <style:style style:name="P29" style:family="paragraph" style:parent-style-name="Text_20_Note">
      <style:text-properties officeooo:paragraph-rsid="00bc4208"/>
    </style:style>
    <style:style style:name="P30" style:family="paragraph" style:parent-style-name="Table_20_Heading">
      <style:text-properties fo:font-size="10.5pt" officeooo:paragraph-rsid="00b1a1b5" style:font-size-asian="10.5pt" style:font-size-complex="10.5pt"/>
    </style:style>
    <style:style style:name="P31" style:family="paragraph" style:parent-style-name="Table_20_Heading">
      <style:text-properties officeooo:paragraph-rsid="00bc4208"/>
    </style:style>
    <style:style style:name="P32" style:family="paragraph" style:parent-style-name="Guide_20_Name">
      <style:text-properties fo:language="en" fo:country="US" officeooo:rsid="001f0121" officeooo:paragraph-rsid="001f0121"/>
    </style:style>
    <style:style style:name="P33" style:family="paragraph" style:parent-style-name="Text_20_body">
      <style:paragraph-properties fo:margin-top="0cm" fo:margin-bottom="0cm" loext:contextual-spacing="false" style:writing-mode="page"/>
      <style:text-properties officeooo:rsid="023232a2" officeooo:paragraph-rsid="00b839cc"/>
    </style:style>
    <style:style style:name="P34" style:family="paragraph" style:parent-style-name="Text_20_body">
      <style:paragraph-properties fo:margin-top="0cm" fo:margin-bottom="0cm" loext:contextual-spacing="false" style:writing-mode="page"/>
      <style:text-properties officeooo:rsid="026b9ca3" officeooo:paragraph-rsid="00b839cc"/>
    </style:style>
    <style:style style:name="P35" style:family="paragraph" style:parent-style-name="Text_20_body">
      <style:paragraph-properties fo:margin-top="0cm" fo:margin-bottom="0cm" loext:contextual-spacing="false" style:writing-mode="page"/>
      <style:text-properties officeooo:rsid="026b9ca3" officeooo:paragraph-rsid="00be9b14"/>
    </style:style>
    <style:style style:name="P36" style:family="paragraph" style:parent-style-name="Text_20_body">
      <style:paragraph-properties fo:margin-top="0cm" fo:margin-bottom="0cm" loext:contextual-spacing="false" style:writing-mode="page"/>
      <style:text-properties officeooo:paragraph-rsid="00b839cc"/>
    </style:style>
    <style:style style:name="P37" style:family="paragraph" style:parent-style-name="Text_20_body">
      <style:paragraph-properties fo:margin-top="0cm" fo:margin-bottom="0cm" loext:contextual-spacing="false" style:writing-mode="page"/>
      <style:text-properties officeooo:paragraph-rsid="00be9b14"/>
    </style:style>
    <style:style style:name="P38" style:family="paragraph" style:parent-style-name="Text_20_body">
      <style:paragraph-properties fo:margin-top="0cm" fo:margin-bottom="0cm" loext:contextual-spacing="false" style:writing-mode="page"/>
      <style:text-properties officeooo:paragraph-rsid="00b75e3a"/>
    </style:style>
    <style:style style:name="P39" style:family="paragraph" style:parent-style-name="Text_20_body">
      <style:paragraph-properties fo:margin-top="0cm" fo:margin-bottom="0cm" loext:contextual-spacing="false" style:writing-mode="page"/>
      <style:text-properties officeooo:rsid="00ee9cda" officeooo:paragraph-rsid="00ee9cda"/>
    </style:style>
    <style:style style:name="P40" style:family="paragraph" style:parent-style-name="Text_20_Body_20_List_20_Intro">
      <style:text-properties officeooo:paragraph-rsid="00bc4208"/>
    </style:style>
    <style:style style:name="P41" style:family="paragraph" style:parent-style-name="Text_20_Body_20_List_20_Intro">
      <style:text-properties officeooo:paragraph-rsid="00d98770"/>
    </style:style>
    <style:style style:name="P42" style:family="paragraph" style:parent-style-name="Text_20_body" style:master-page-name="">
      <style:paragraph-properties style:page-number="auto" fo:keep-with-next="always" style:writing-mode="page"/>
      <style:text-properties officeooo:paragraph-rsid="00bc4208"/>
    </style:style>
    <style:style style:name="P43" style:family="paragraph" style:parent-style-name="Figure" style:master-page-name="">
      <style:paragraph-properties style:page-number="auto" fo:keep-with-next="auto"/>
      <style:text-properties officeooo:rsid="00c4a0be" officeooo:paragraph-rsid="00c4a0be"/>
    </style:style>
    <style:style style:name="P44" style:family="paragraph" style:parent-style-name="Text_20_body" style:master-page-name="">
      <style:paragraph-properties style:page-number="auto" fo:keep-with-next="auto"/>
      <style:text-properties officeooo:paragraph-rsid="00bc4208"/>
    </style:style>
    <style:style style:name="P45" style:family="paragraph" style:parent-style-name="Text_20_body" style:master-page-name="">
      <style:paragraph-properties style:page-number="auto" fo:keep-with-next="auto"/>
      <style:text-properties officeooo:rsid="00f3a2cd" officeooo:paragraph-rsid="00bc4208"/>
    </style:style>
    <style:style style:name="P46" style:family="paragraph" style:parent-style-name="Text_20_Note">
      <style:paragraph-properties fo:margin-top="0cm" fo:margin-bottom="0.499cm" loext:contextual-spacing="false" style:writing-mode="page"/>
      <style:text-properties officeooo:paragraph-rsid="00bc4208"/>
    </style:style>
    <style:style style:name="P47" style:family="paragraph" style:parent-style-name="Figure">
      <style:text-properties officeooo:paragraph-rsid="00bc4208"/>
    </style:style>
    <style:style style:name="P48" style:family="paragraph" style:parent-style-name="Figure">
      <style:text-properties officeooo:rsid="00ee7e21" officeooo:paragraph-rsid="00ee7e21"/>
    </style:style>
    <style:style style:name="P49" style:family="paragraph" style:parent-style-name="Figure" style:master-page-name="">
      <style:paragraph-properties fo:margin-top="0.199cm" fo:margin-bottom="0.4cm" loext:contextual-spacing="false" style:page-number="auto"/>
    </style:style>
    <style:style style:name="P50" style:family="paragraph" style:parent-style-name="Table_20_Contents">
      <style:paragraph-properties fo:margin-left="0cm" fo:margin-right="0.203cm" fo:text-align="center" style:justify-single-word="false" fo:text-indent="0cm" style:auto-text-indent="false"/>
      <style:text-properties fo:font-weight="bold" officeooo:rsid="00c26321" officeooo:paragraph-rsid="00bc4208" style:font-weight-asian="bold" style:font-weight-complex="bold"/>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5" style:family="paragraph" style:parent-style-name="Heading_20_1">
      <style:text-properties officeooo:paragraph-rsid="00bc4208"/>
    </style:style>
    <style:style style:name="P56" style:family="paragraph" style:parent-style-name="Heading_20_1" style:master-page-name="">
      <style:paragraph-properties style:page-number="auto" fo:break-before="auto" fo:break-after="auto"/>
      <style:text-properties officeooo:paragraph-rsid="00bc4208"/>
    </style:style>
    <style:style style:name="P57" style:family="paragraph" style:parent-style-name="Heading_20_1" style:master-page-name="LOFrontMatter">
      <style:paragraph-properties style:page-number="auto"/>
      <style:text-properties fo:language="en" fo:country="US"/>
    </style:style>
    <style:style style:name="P58" style:family="paragraph" style:parent-style-name="Heading_20_1" style:master-page-name="Standard">
      <style:paragraph-properties style:page-number="auto"/>
      <style:text-properties officeooo:paragraph-rsid="00bc4208"/>
    </style:style>
    <style:style style:name="P59" style:family="paragraph" style:parent-style-name="Heading_20_2">
      <style:text-properties officeooo:paragraph-rsid="00b839cc"/>
    </style:style>
    <style:style style:name="P60" style:family="paragraph" style:parent-style-name="Heading_20_2">
      <style:text-properties officeooo:paragraph-rsid="00b1a1b5"/>
    </style:style>
    <style:style style:name="P61" style:family="paragraph" style:parent-style-name="Heading_20_2">
      <style:text-properties officeooo:paragraph-rsid="00bc4208"/>
    </style:style>
    <style:style style:name="P62" style:family="paragraph" style:parent-style-name="Heading_20_2">
      <style:paragraph-properties fo:margin-top="0.3cm" fo:margin-bottom="0.199cm" loext:contextual-spacing="false"/>
    </style:style>
    <style:style style:name="P63" style:family="paragraph" style:parent-style-name="Heading_20_3">
      <style:text-properties officeooo:paragraph-rsid="00be9b14"/>
    </style:style>
    <style:style style:name="P64" style:family="paragraph" style:parent-style-name="Heading_20_3">
      <style:text-properties officeooo:paragraph-rsid="00da10f2"/>
    </style:style>
    <style:style style:name="P65" style:family="paragraph" style:parent-style-name="Heading_20_Caution">
      <style:text-properties officeooo:paragraph-rsid="00bc4208"/>
    </style:style>
    <style:style style:name="P66" style:family="paragraph" style:parent-style-name="Heading_20_Note">
      <style:text-properties officeooo:paragraph-rsid="00bc4208"/>
    </style:style>
    <style:style style:name="P6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8" style:family="paragraph" style:parent-style-name="Heading_20_Tip">
      <style:text-properties officeooo:paragraph-rsid="00bc4208"/>
    </style:style>
    <style:style style:name="P69" style:family="paragraph" style:parent-style-name="List_20_1">
      <style:text-properties officeooo:paragraph-rsid="00bc4208"/>
    </style:style>
    <style:style style:name="P70" style:family="paragraph" style:parent-style-name="List_20_1" style:master-page-name="">
      <style:paragraph-properties fo:margin-top="0cm" fo:margin-bottom="0.3cm" loext:contextual-spacing="false" style:page-number="auto"/>
      <style:text-properties officeooo:paragraph-rsid="00bc4208"/>
    </style:style>
    <style:style style:name="P71" style:family="paragraph" style:parent-style-name="List_20_2">
      <style:text-properties officeooo:paragraph-rsid="00bc4208"/>
    </style:style>
    <style:style style:name="P72" style:family="paragraph" style:parent-style-name="Numbering_20_1">
      <style:text-properties officeooo:paragraph-rsid="00bc4208"/>
    </style:style>
    <style:style style:name="P73" style:family="paragraph" style:parent-style-name="Numbering_20_1" style:list-style-name="Numbering_20_1">
      <style:text-properties officeooo:paragraph-rsid="00da10f2"/>
    </style:style>
    <style:style style:name="P74" style:family="paragraph" style:parent-style-name="Numbering_20_1">
      <style:text-properties officeooo:paragraph-rsid="00d2d192"/>
    </style:style>
    <style:style style:name="P75" style:family="paragraph" style:parent-style-name="Numbering_20_1">
      <style:text-properties officeooo:rsid="00d2d192" officeooo:paragraph-rsid="00d2d192"/>
    </style:style>
    <style:style style:name="P76" style:family="paragraph" style:parent-style-name="Numbering_20_1" style:list-style-name="Numbering_20_1">
      <style:paragraph-properties fo:orphans="0" fo:widows="0"/>
      <style:text-properties officeooo:rsid="00cdada7" officeooo:paragraph-rsid="00bc4208"/>
    </style:style>
    <style:style style:name="P77" style:family="paragraph" style:parent-style-name="Numbering_20_1" style:list-style-name="Numbering_20_1">
      <style:text-properties officeooo:rsid="00cdada7" officeooo:paragraph-rsid="00bc4208"/>
    </style:style>
    <style:style style:name="P78" style:family="paragraph" style:parent-style-name="Numbering_20_1">
      <style:text-properties officeooo:paragraph-rsid="00da10f2"/>
    </style:style>
    <style:style style:name="P79" style:family="paragraph" style:parent-style-name="Numbering_20_1">
      <style:text-properties officeooo:paragraph-rsid="00e21c17"/>
    </style:style>
    <style:style style:name="P80" style:family="paragraph" style:parent-style-name="Numbering_20_1">
      <style:text-properties officeooo:rsid="00e3f0e1" officeooo:paragraph-rsid="00e3f0e1"/>
    </style:style>
    <style:style style:name="P81" style:family="paragraph" style:parent-style-name="Numbering_20_1">
      <style:text-properties officeooo:rsid="00e4517e" officeooo:paragraph-rsid="00e4517e"/>
    </style:style>
    <style:style style:name="P82" style:family="paragraph" style:parent-style-name="Numbering_20_1">
      <style:text-properties officeooo:paragraph-rsid="00e4847b"/>
    </style:style>
    <style:style style:name="P83" style:family="paragraph" style:parent-style-name="Numbering_20_1">
      <style:text-properties officeooo:rsid="00e4847b" officeooo:paragraph-rsid="00e4847b"/>
    </style:style>
    <style:style style:name="P84" style:family="paragraph" style:parent-style-name="Numbering_20_1">
      <style:text-properties officeooo:paragraph-rsid="00eba3aa"/>
    </style:style>
    <style:style style:name="P85" style:family="paragraph" style:parent-style-name="Numbering_20_1" style:list-style-name="Numbering_20_1" style:master-page-name="">
      <style:paragraph-properties fo:keep-together="always" fo:orphans="0" fo:widows="0" style:page-number="auto"/>
      <style:text-properties officeooo:paragraph-rsid="00da10f2"/>
    </style:style>
    <style:style style:name="P86" style:family="paragraph">
      <loext:graphic-properties draw:fill="none"/>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font-style-asian="italic" style:font-style-complex="italic"/>
    </style:style>
    <style:style style:name="T8" style:family="text">
      <style:text-properties fo:font-style="italic" officeooo:rsid="00bbfc78"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weight="normal" style:font-weight-asian="normal" style:font-weight-complex="normal"/>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69f97"/>
    </style:style>
    <style:style style:name="T16" style:family="text">
      <style:text-properties officeooo:rsid="00b839cc"/>
    </style:style>
    <style:style style:name="T17" style:family="text">
      <style:text-properties officeooo:rsid="00bbb050"/>
    </style:style>
    <style:style style:name="T18" style:family="text">
      <style:text-properties officeooo:rsid="00f3a2cd"/>
    </style:style>
    <style:style style:name="T19" style:family="text">
      <style:text-properties officeooo:rsid="00b8a972"/>
    </style:style>
    <style:style style:name="T20" style:family="text">
      <style:text-properties officeooo:rsid="00f6e9cb"/>
    </style:style>
    <style:style style:name="T21" style:family="text">
      <style:text-properties officeooo:rsid="00c09344"/>
    </style:style>
    <style:style style:name="T22" style:family="text">
      <style:text-properties officeooo:rsid="00edb506"/>
    </style:style>
    <style:style style:name="T23" style:family="text">
      <style:text-properties officeooo:rsid="003cc3f2"/>
    </style:style>
    <style:style style:name="T24" style:family="text">
      <style:text-properties officeooo:rsid="00bf5702"/>
    </style:style>
    <style:style style:name="T25" style:family="text">
      <style:text-properties officeooo:rsid="00c147bf"/>
    </style:style>
    <style:style style:name="T26" style:family="text">
      <style:text-properties officeooo:rsid="00b90819"/>
    </style:style>
    <style:style style:name="T27" style:family="text">
      <style:text-properties style:font-name="Liberation Sans2" fo:font-size="11pt" style:font-size-asian="10.5pt"/>
    </style:style>
    <style:style style:name="T28" style:family="text">
      <style:text-properties style:font-name="Liberation Sans2" fo:font-size="11pt" officeooo:rsid="00d0c470" style:font-size-asian="10.5pt"/>
    </style:style>
    <style:style style:name="T29" style:family="text">
      <style:text-properties style:font-name="Liberation Sans2" fo:font-size="11pt" officeooo:rsid="001f0121" style:font-size-asian="10.5pt"/>
    </style:style>
    <style:style style:name="T30" style:family="text">
      <style:text-properties style:font-name="Liberation Sans2" fo:font-size="11pt" officeooo:rsid="00be9b14" style:font-size-asian="10.5pt"/>
    </style:style>
    <style:style style:name="T31" style:family="text">
      <style:text-properties style:font-name="Liberation Sans2" fo:font-size="11pt" officeooo:rsid="00be9b14" style:font-size-asian="10.5pt" style:font-weight-asian="normal" style:font-weight-complex="normal"/>
    </style:style>
    <style:style style:name="T32" style:family="text">
      <style:text-properties style:font-name="Liberation Sans2" fo:font-size="11pt" officeooo:rsid="00c192cf" style:font-size-asian="10.5pt"/>
    </style:style>
    <style:style style:name="T33" style:family="text">
      <style:text-properties style:font-name="Liberation Sans2" fo:font-size="11pt" officeooo:rsid="00d0c233" style:font-size-asian="10.5pt"/>
    </style:style>
    <style:style style:name="T34" style:family="text">
      <style:text-properties style:font-name="Liberation Sans2" fo:font-size="11pt" officeooo:rsid="00d3bf6f" style:font-size-asian="10.5pt"/>
    </style:style>
    <style:style style:name="T35" style:family="text">
      <style:text-properties style:font-name="Liberation Sans2" fo:font-size="11pt" officeooo:rsid="00dbc1b3" style:font-size-asian="10.5pt"/>
    </style:style>
    <style:style style:name="T36" style:family="text">
      <style:text-properties style:font-name="Liberation Sans2" fo:font-size="11pt" officeooo:rsid="00e21c17" style:font-size-asian="10.5pt"/>
    </style:style>
    <style:style style:name="T37" style:family="text">
      <style:text-properties style:font-name="Liberation Sans2" fo:font-size="11pt" officeooo:rsid="00e33f96" style:font-size-asian="10.5pt"/>
    </style:style>
    <style:style style:name="T38" style:family="text">
      <style:text-properties style:font-name="Liberation Sans2" fo:font-size="11pt" officeooo:rsid="00e4847b" style:font-size-asian="10.5pt"/>
    </style:style>
    <style:style style:name="T39" style:family="text">
      <style:text-properties style:font-name="Liberation Sans2" fo:font-size="11pt" officeooo:rsid="00e878ff" style:font-size-asian="10.5pt"/>
    </style:style>
    <style:style style:name="T40" style:family="text">
      <style:text-properties style:font-name="Liberation Sans2" fo:font-size="11pt" officeooo:rsid="00eab326" style:font-size-asian="10.5pt"/>
    </style:style>
    <style:style style:name="T41" style:family="text">
      <style:text-properties style:font-name="Liberation Sans2" fo:font-size="11pt" officeooo:rsid="00eba3aa" style:font-size-asian="10.5pt"/>
    </style:style>
    <style:style style:name="T42" style:family="text">
      <style:text-properties style:font-name="Liberation Sans2" fo:font-size="11pt" officeooo:rsid="00eefa72" style:font-size-asian="10.5pt"/>
    </style:style>
    <style:style style:name="T43" style:family="text">
      <style:text-properties style:font-name="Liberation Sans2" fo:font-size="11pt" fo:language="en" fo:country="US" style:letter-kerning="true"/>
    </style:style>
    <style:style style:name="T44" style:family="text">
      <style:text-properties style:font-name="Liberation Sans2" fo:font-size="11pt" fo:language="en" fo:country="US" fo:background-color="transparent" loext:char-shading-value="0"/>
    </style:style>
    <style:style style:name="T45" style:family="text">
      <style:text-properties style:font-name="Liberation Sans2" fo:font-size="10pt" officeooo:rsid="00c931d4" style:font-size-asian="10.5pt"/>
    </style:style>
    <style:style style:name="T46" style:family="text">
      <style:text-properties officeooo:rsid="00bfbb07"/>
    </style:style>
    <style:style style:name="T47" style:family="text">
      <style:text-properties officeooo:rsid="00b9b4f6"/>
    </style:style>
    <style:style style:name="T48" style:family="text">
      <style:text-properties fo:color="#000000" style:text-outline="false" style:text-line-through-style="none" style:text-line-through-type="none" style:font-name="DejaVu Serif" fo:font-size="10.4499998092651pt" fo:font-style="normal" fo:text-shadow="none" style:text-underline-style="none" style:font-size-asian="10.4499998092651pt" style:font-style-asian="normal" style:font-size-complex="10.4499998092651pt" style:font-style-complex="normal" style:text-overline-style="none" style:text-overline-color="font-color"/>
    </style:style>
    <style:style style:name="T49" style:family="text">
      <style:text-properties fo:color="#000000" style:text-outline="false" style:text-line-through-style="none" style:text-line-through-type="none" style:font-name="DejaVu Serif" fo:font-size="10.4499998092651pt" fo:font-style="normal" fo:text-shadow="none" style:text-underline-style="none" officeooo:rsid="00c26321" style:font-size-asian="10.4499998092651pt" style:font-style-asian="normal" style:font-size-complex="10.4499998092651pt" style:font-style-complex="normal" style:text-overline-style="none" style:text-overline-color="font-color"/>
    </style:style>
    <style:style style:name="T50" style:family="text">
      <style:text-properties fo:color="#000000" style:text-outline="false" style:text-line-through-style="none" style:text-line-through-type="none" fo:font-size="10.4499998092651pt" fo:font-style="normal" fo:text-shadow="none" style:text-underline-style="none" style:font-style-asian="normal" style:font-size-complex="10.4499998092651pt" style:font-style-complex="normal" style:text-overline-style="none" style:text-overline-color="font-color"/>
    </style:style>
    <style:style style:name="T51" style:family="text">
      <style:text-properties fo:color="#000000" style:text-outline="false" style:text-line-through-style="none" style:text-line-through-type="none" fo:font-size="10.4499998092651pt" fo:font-style="normal" fo:text-shadow="none" style:text-underline-style="none" officeooo:rsid="00c26321" style:font-style-asian="normal" style:font-size-complex="10.4499998092651pt" style:font-style-complex="normal" style:text-overline-style="none" style:text-overline-color="font-color"/>
    </style:style>
    <style:style style:name="T52" style:family="text">
      <style:text-properties officeooo:rsid="00c30fda"/>
    </style:style>
    <style:style style:name="T53" style:family="text">
      <style:text-properties officeooo:rsid="00c5025e"/>
    </style:style>
    <style:style style:name="T54" style:family="text">
      <style:text-properties officeooo:rsid="00c52f81"/>
    </style:style>
    <style:style style:name="T55" style:family="text">
      <style:text-properties officeooo:rsid="00f4a0ea"/>
    </style:style>
    <style:style style:name="T56" style:family="text">
      <style:text-properties officeooo:rsid="0063558c"/>
    </style:style>
    <style:style style:name="T57" style:family="text">
      <style:text-properties officeooo:rsid="00bbd958"/>
    </style:style>
    <style:style style:name="T58" style:family="text">
      <style:text-properties officeooo:rsid="00ce334f"/>
    </style:style>
    <style:style style:name="T59" style:family="text">
      <style:text-properties officeooo:rsid="00cdada7"/>
    </style:style>
    <style:style style:name="T60" style:family="text">
      <style:text-properties officeooo:rsid="00cecaa3"/>
    </style:style>
    <style:style style:name="T61" style:family="text">
      <style:text-properties officeooo:rsid="00cf57d4"/>
    </style:style>
    <style:style style:name="T62" style:family="text">
      <style:text-properties officeooo:rsid="00aff747"/>
    </style:style>
    <style:style style:name="T63" style:family="text">
      <style:text-properties officeooo:rsid="00d291e9"/>
    </style:style>
    <style:style style:name="T64" style:family="text">
      <style:text-properties officeooo:rsid="00d0c470"/>
    </style:style>
    <style:style style:name="T65" style:family="text">
      <style:text-properties style:font-name="Liberation Sans1" fo:font-size="11pt" fo:font-style="italic" style:font-size-asian="10.5pt" style:font-style-asian="italic" style:font-weight-asian="normal" style:font-size-complex="12pt" style:font-style-complex="italic" style:font-weight-complex="normal"/>
    </style:style>
    <style:style style:name="T66" style:family="text">
      <style:text-properties officeooo:rsid="00ee420b"/>
    </style:style>
    <style:style style:name="T67" style:family="text">
      <style:text-properties officeooo:rsid="0021382b"/>
    </style:style>
    <style:style style:name="T68" style:family="text">
      <style:text-properties officeooo:rsid="00bcc678"/>
    </style:style>
    <style:style style:name="T69" style:family="text">
      <style:text-properties fo:font-size="11pt" officeooo:rsid="00da10f2"/>
    </style:style>
    <style:style style:name="T70" style:family="text">
      <style:text-properties fo:font-size="11pt" officeooo:rsid="00dabfaa"/>
    </style:style>
    <style:style style:name="T71" style:family="text">
      <style:text-properties fo:font-size="11pt" officeooo:rsid="00dc90e4"/>
    </style:style>
    <style:style style:name="T72" style:family="text">
      <style:text-properties fo:font-size="11pt" officeooo:rsid="00e3f0e1"/>
    </style:style>
    <style:style style:name="T73" style:family="text">
      <style:text-properties officeooo:rsid="00d3d23a"/>
    </style:style>
    <style:style style:name="T74" style:family="text">
      <style:text-properties officeooo:rsid="00d3dfcd"/>
    </style:style>
    <style:style style:name="T75" style:family="text">
      <style:text-properties officeooo:rsid="00b1a1e7"/>
    </style:style>
    <style:style style:name="T76" style:family="text">
      <style:text-properties officeooo:rsid="0045a7bd"/>
    </style:style>
    <style:style style:name="T77" style:family="text">
      <style:text-properties officeooo:rsid="00eef8b3"/>
    </style:style>
    <style:style style:name="T78" style:family="text">
      <style:text-properties officeooo:rsid="00359924"/>
    </style:style>
    <style:style style:name="T79" style:family="text">
      <style:text-properties officeooo:rsid="00bc4208"/>
    </style:style>
    <style:style style:name="T80" style:family="text">
      <style:text-properties officeooo:rsid="00be9b14"/>
    </style:style>
    <style:style style:name="T81" style:family="text">
      <style:text-properties officeooo:rsid="00bfc64f"/>
    </style:style>
    <style:style style:name="T82" style:family="text">
      <style:text-properties officeooo:rsid="00c26321"/>
    </style:style>
    <style:style style:name="T83" style:family="text">
      <style:text-properties officeooo:rsid="00c4a0be"/>
    </style:style>
    <style:style style:name="T84" style:family="text">
      <style:text-properties officeooo:rsid="00c5b575"/>
    </style:style>
    <style:style style:name="T85" style:family="text">
      <style:text-properties officeooo:rsid="00c72fb5"/>
    </style:style>
    <style:style style:name="T86" style:family="text">
      <style:text-properties officeooo:rsid="00c931d4"/>
    </style:style>
    <style:style style:name="T87" style:family="text">
      <style:text-properties officeooo:rsid="00ccc039"/>
    </style:style>
    <style:style style:name="T88" style:family="text">
      <style:text-properties style:font-name="Liberation Sans" fo:font-size="11pt" fo:font-weight="bold" officeooo:rsid="00ccc039" style:font-size-asian="10.5pt" style:font-weight-asian="bold" style:font-weight-complex="bold"/>
    </style:style>
    <style:style style:name="T89" style:family="text">
      <style:text-properties officeooo:rsid="00cea459"/>
    </style:style>
    <style:style style:name="T90" style:family="text">
      <style:text-properties officeooo:rsid="00cec636"/>
    </style:style>
    <style:style style:name="T91" style:family="text">
      <style:text-properties officeooo:rsid="00d0c233"/>
    </style:style>
    <style:style style:name="T92" style:family="text">
      <style:text-properties officeooo:rsid="00d17afa"/>
    </style:style>
    <style:style style:name="T93" style:family="text">
      <style:text-properties officeooo:rsid="00d2d192"/>
    </style:style>
    <style:style style:name="T94" style:family="text">
      <style:text-properties officeooo:rsid="00d3bf6f"/>
    </style:style>
    <style:style style:name="T95" style:family="text">
      <style:text-properties officeooo:rsid="00d45bd0"/>
    </style:style>
    <style:style style:name="T96" style:family="text">
      <style:text-properties officeooo:rsid="00d6f595"/>
    </style:style>
    <style:style style:name="T97" style:family="text">
      <style:text-properties officeooo:rsid="00d8c5d7"/>
    </style:style>
    <style:style style:name="T98" style:family="text">
      <style:text-properties officeooo:rsid="00d98770"/>
    </style:style>
    <style:style style:name="T99" style:family="text">
      <style:text-properties officeooo:rsid="00da10f2"/>
    </style:style>
    <style:style style:name="T100" style:family="text">
      <style:text-properties officeooo:rsid="00dabfaa"/>
    </style:style>
    <style:style style:name="T101" style:family="text">
      <style:text-properties officeooo:rsid="00dbc1b3"/>
    </style:style>
    <style:style style:name="T102" style:family="text">
      <style:text-properties officeooo:rsid="00de72f5"/>
    </style:style>
    <style:style style:name="T103" style:family="text">
      <style:text-properties officeooo:rsid="00e110d7"/>
    </style:style>
    <style:style style:name="T104" style:family="text">
      <style:text-properties officeooo:rsid="00e21c17"/>
    </style:style>
    <style:style style:name="T105" style:family="text">
      <style:text-properties officeooo:rsid="00e33f96"/>
    </style:style>
    <style:style style:name="T106" style:family="text">
      <style:text-properties officeooo:rsid="00e3f0e1"/>
    </style:style>
    <style:style style:name="T107" style:family="text">
      <style:text-properties officeooo:rsid="00e4517e"/>
    </style:style>
    <style:style style:name="T108" style:family="text">
      <style:text-properties officeooo:rsid="00e4847b"/>
    </style:style>
    <style:style style:name="T109" style:family="text">
      <style:text-properties officeooo:rsid="00e878ff"/>
    </style:style>
    <style:style style:name="T110" style:family="text">
      <style:text-properties officeooo:rsid="00eba3aa"/>
    </style:style>
    <style:style style:name="T111" style:family="text">
      <style:text-properties officeooo:rsid="00ecd61b"/>
    </style:style>
    <style:style style:name="T112" style:family="text">
      <style:text-properties officeooo:rsid="00ee7e21"/>
    </style:style>
    <style:style style:name="T113" style:family="text">
      <style:text-properties officeooo:rsid="00ee9cda"/>
    </style:style>
    <style:style style:name="T114" style:family="text">
      <style:text-properties officeooo:rsid="00eefa72"/>
    </style:style>
    <style:style style:name="T115" style:family="text">
      <style:text-properties style:text-underline-style="none"/>
    </style:style>
    <style:style style:name="T116" style:family="text">
      <style:text-properties officeooo:rsid="00bbfc78"/>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06pt solid #000000" style:shadow="none" draw:shadow-opacity="100%" style:mirror="none" fo:clip="rect(4.073cm, 0cm, 0.176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from-top" style:vertical-rel="paragraph" style:horizontal-pos="from-left" style:horizontal-rel="paragraph" fo:padding="0cm" fo:border="0.06pt solid #000000" style:mirror="none" fo:clip="rect(1.173cm, 0cm, 0cm, 0cm)" draw:luminance="0%" draw:contrast="0%" draw:red="0%" draw:green="0%" draw:blue="0%" draw:gamma="100%" draw:color-inversion="false" draw:image-opacity="100%" draw:color-mode="standard"/>
    </style:style>
    <style:style style:name="fr15" style:family="graphic" style:parent-style-name="Graphics">
      <style:graphic-properties fo:margin-top="0cm" fo:margin-bottom="0.101cm"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top="0cm" fo:margin-bottom="0.101cm"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top" style:vertical-rel="paragraph"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101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9" style:family="graphic" style:parent-style-name="Graphics">
      <style:graphic-properties fo:margin-left="0cm" fo:margin-right="0cm" fo:margin-top="0cm" fo:margin-bottom="0.101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6cm" draw:fill="none"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21" draw:name="Image1" text:anchor-type="as-char" svg:width="8.467cm" svg:height="1.778cm" draw:z-index="0"><draw:image xlink:href="Pictures/10000201000003E8000000D2A7FE72F00FFCF111.png" xlink:type="simple" xlink:show="embed" xlink:actuate="onLoad" loext:mime-type="image/png"/></draw:frame></text:p>
      <text:p text:style-name="P32">Průvodce programem Writer 6.4</text:p>
      <text:p text:style-name="P18">Chapter 18 <text:s/><text:line-break/>Forms</text:p>
      <text:p text:style-name="P19"/>
      <text:h text:style-name="P57"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62" text:outline-level="2"><text:bookmark-start text:name="__RefHeading__5638_1566568644"/>Přispěvatelé<text:bookmark-end text:name="__RefHeading__5638_1566568644"/></text:h>
      <text:h text:style-name="Heading_20_3" text:outline-level="3"><text:bookmark-start text:name="__RefHeading___Toc282404_174721728"/>Pro toto vydání<text:bookmark-end text:name="__RefHeading___Toc282404_174721728"/></text:h>
      <table:table table:name="Table1" table:style-name="Table1">
        <table:table-column table:style-name="Table1.A"/>
        <table:table-column table:style-name="Table1.B"/>
        <table:table-column table:style-name="Table1.C"/>
        <table:table-row>
          <table:table-cell table:style-name="Table1.A1" office:value-type="string">
            <text:p text:style-name="P37">Jean Hollis Weber</text:p>
          </table:table-cell>
          <table:table-cell table:style-name="Table1.A1" office:value-type="string">
            <text:p text:style-name="P39">Pulkit Krishna</text:p>
          </table:table-cell>
          <table:table-cell table:style-name="Table1.A1" office:value-type="string">
            <text:p text:style-name="P35"/>
          </table:table-cell>
        </table:table-row>
      </table:table>
      <text:h text:style-name="P63" text:outline-level="3"><text:bookmark-start text:name="__RefHeading___Toc282406_174721728"/>Pro předchozí vydání<text:bookmark-end text:name="__RefHeading___Toc282406_174721728"/></text:h>
      <table:table table:name="Table5" table:style-name="Table5">
        <table:table-column table:style-name="Table5.A"/>
        <table:table-column table:style-name="Table5.B"/>
        <table:table-column table:style-name="Table5.C"/>
        <table:table-row>
          <table:table-cell table:style-name="Table5.A1" office:value-type="string">
            <text:p text:style-name="P36">Jean Hollis Weber</text:p>
          </table:table-cell>
          <table:table-cell table:style-name="Table5.A1" office:value-type="string">
            <text:p text:style-name="P33">Bruce Byfield</text:p>
          </table:table-cell>
          <table:table-cell table:style-name="Table5.A1" office:value-type="string">
            <text:p text:style-name="P34">Gillian Pollack</text:p>
          </table:table-cell>
        </table:table-row>
        <table:table-row>
          <table:table-cell table:style-name="Table5.A1" office:value-type="string">
            <text:p text:style-name="P37">Barbara Duprey</text:p>
          </table:table-cell>
          <table:table-cell table:style-name="Table5.A1" office:value-type="string">
            <text:p text:style-name="P38">John A. Smith</text:p>
          </table:table-cell>
          <table:table-cell table:style-name="Table5.A1" office:value-type="string">
            <text:p text:style-name="P38">Ron Faile Jr.</text:p>
          </table:table-cell>
        </table:table-row>
      </table:table>
      <text:h text:style-name="P5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190798213" text:style-name="Heading_20_Note">
        <text:list-item>
          <text:p text:style-name="P67">Poznámka</text:p>
        </text:list-item>
      </text:list>
      <text:p text:style-name="P27">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7">Published June 2020. Kniha je určena pro LibreOffice 6.4.</text:p>
      <text:h text:style-name="P62"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0">Windows nebo Linux</text:p>
          </table:table-cell>
          <table:table-cell table:style-name="Table4.A1" office:value-type="string">
            <text:p text:style-name="P30">Ekvivalent pro macOS</text:p>
          </table:table-cell>
          <table:table-cell table:style-name="Table4.A1" office:value-type="string">
            <text:p text:style-name="P30">Akce</text:p>
          </table:table-cell>
        </table:table-row>
        <table:table-row table:style-name="Table4.1">
          <table:table-cell table:style-name="Table4.A2" office:value-type="string">
            <text:p text:style-name="P20"><text:span text:style-name="Strong_20_Emphasis">Nástroje &gt; Možnosti </text:span>výběr v nabídce</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ou se možnosti nastavení</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Ctrl + klepnutí a/nebo klepnutí pravým tlačítkem v závislosti na operačním systému počítače</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Ctrl (Control)</text:p>
          </table:table-cell>
          <table:table-cell table:style-name="Table4.A2" office:value-type="string">
            <text:p text:style-name="P20">⌘ (Command)</text:p>
          </table:table-cell>
          <table:table-cell table:style-name="Table4.A2" office:value-type="string">
            <text:p text:style-name="P20">Používá se také s dalšími klávesami</text:p>
          </table:table-cell>
        </table:table-row>
        <table:table-row table:style-name="Table4.1">
          <table:table-cell table:style-name="Table4.A2" office:value-type="string">
            <text:p text:style-name="P20">F5</text:p>
          </table:table-cell>
          <table:table-cell table:style-name="Table4.A2" office:value-type="string">
            <text:p text:style-name="P20">Shift + ⌘ + F5</text:p>
          </table:table-cell>
          <table:table-cell table:style-name="Table4.A2" office:value-type="string">
            <text:p text:style-name="P20">Otevře se Navigátor</text:p>
          </table:table-cell>
        </table:table-row>
        <table:table-row table:style-name="Table4.1">
          <table:table-cell table:style-name="Table4.A2" office:value-type="string">
            <text:p text:style-name="P20">F11</text:p>
          </table:table-cell>
          <table:table-cell table:style-name="Table4.A2" office:value-type="string">
            <text:p text:style-name="P20">⌘ + T</text:p>
          </table:table-cell>
          <table:table-cell table:style-name="Table4.A2" office:value-type="string">
            <text:p text:style-name="P20">Otevře se postranní lišta Styly</text:p>
          </table:table-cell>
        </table:table-row>
      </table:table>
      <text:p text:style-name="P1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1"><text:a xlink:type="simple" xlink:href="#__RefHeading__5636_1566568644" text:style-name="Index_20_Link" text:visited-style-name="Index_20_Link">Autorská práva<text:tab/>2</text:a></text:p>
          <text:p text:style-name="P52"><text:a xlink:type="simple" xlink:href="#__RefHeading__5638_1566568644" text:style-name="Index_20_Link" text:visited-style-name="Index_20_Link">Přispěvatelé<text:tab/>2</text:a></text:p>
          <text:p text:style-name="P53"><text:a xlink:type="simple" xlink:href="#__RefHeading___Toc282404_174721728" text:style-name="Index_20_Link" text:visited-style-name="Index_20_Link">Pro toto vydání<text:tab/>2</text:a></text:p>
          <text:p text:style-name="P53"><text:a xlink:type="simple" xlink:href="#__RefHeading___Toc282406_174721728" text:style-name="Index_20_Link" text:visited-style-name="Index_20_Link">Pro předchozí vydání<text:tab/>2</text:a></text:p>
          <text:p text:style-name="P52"><text:a xlink:type="simple" xlink:href="#__RefHeading___Toc4648_402817234" text:style-name="Index_20_Link" text:visited-style-name="Index_20_Link">Zpětná vazba<text:tab/>2</text:a></text:p>
          <text:p text:style-name="P52"><text:a xlink:type="simple" xlink:href="#__RefHeading__5644_1566568644" text:style-name="Index_20_Link" text:visited-style-name="Index_20_Link">Datum vydání a verze programu<text:tab/>2</text:a></text:p>
          <text:p text:style-name="P52"><text:a xlink:type="simple" xlink:href="#__RefHeading___Toc4650_402817234" text:style-name="Index_20_Link" text:visited-style-name="Index_20_Link">Poznámka pro uživatele systému macOS<text:tab/>2</text:a></text:p>
          <text:p text:style-name="P51"><text:a xlink:type="simple" xlink:href="#__RefHeading___Toc91251_1458413368" text:style-name="Index_20_Link" text:visited-style-name="Index_20_Link">Úvod<text:tab/>4</text:a></text:p>
          <text:p text:style-name="P51"><text:a xlink:type="simple" xlink:href="#__RefHeading__8754_903114917" text:style-name="Index_20_Link" text:visited-style-name="Index_20_Link">When to use forms<text:tab/>4</text:a></text:p>
          <text:p text:style-name="P52"><text:a xlink:type="simple" xlink:href="#__RefHeading__8756_903114917" text:style-name="Index_20_Link" text:visited-style-name="Index_20_Link">Alternatives to using forms in Writer<text:tab/>4</text:a></text:p>
          <text:p text:style-name="P51"><text:a xlink:type="simple" xlink:href="#__RefHeading__8758_903114917" text:style-name="Index_20_Link" text:visited-style-name="Index_20_Link">Creating a simple form<text:tab/>4</text:a></text:p>
          <text:p text:style-name="P52"><text:a xlink:type="simple" xlink:href="#__RefHeading__8760_903114917" text:style-name="Index_20_Link" text:visited-style-name="Index_20_Link">Create a document<text:tab/>5</text:a></text:p>
          <text:p text:style-name="P52"><text:a xlink:type="simple" xlink:href="#__RefHeading__8762_903114917" text:style-name="Index_20_Link" text:visited-style-name="Index_20_Link">Open the form toolbars<text:tab/>5</text:a></text:p>
          <text:p text:style-name="P52"><text:a xlink:type="simple" xlink:href="#__RefHeading__11795_1218696294" text:style-name="Index_20_Link" text:visited-style-name="Index_20_Link">Activate design mode<text:tab/>5</text:a></text:p>
          <text:p text:style-name="P52"><text:a xlink:type="simple" xlink:href="#__RefHeading__8768_903114917" text:style-name="Index_20_Link" text:visited-style-name="Index_20_Link">Insert form controls<text:tab/>5</text:a></text:p>
          <text:p text:style-name="P52"><text:a xlink:type="simple" xlink:href="#__RefHeading__8770_903114917" text:style-name="Index_20_Link" text:visited-style-name="Index_20_Link">Configure controls<text:tab/>6</text:a></text:p>
          <text:p text:style-name="P52"><text:a xlink:type="simple" xlink:href="#__RefHeading__8772_903114917" text:style-name="Index_20_Link" text:visited-style-name="Index_20_Link">Use the form<text:tab/>6</text:a></text:p>
          <text:p text:style-name="P51"><text:a xlink:type="simple" xlink:href="#__RefHeading__4361_2005241549" text:style-name="Index_20_Link" text:visited-style-name="Index_20_Link">Form controls reference<text:tab/>6</text:a></text:p>
          <text:p text:style-name="P51"><text:a xlink:type="simple" xlink:href="#__RefHeading__8774_903114917" text:style-name="Index_20_Link" text:visited-style-name="Index_20_Link">Example: a simple form<text:tab/>10</text:a></text:p>
          <text:p text:style-name="P52"><text:a xlink:type="simple" xlink:href="#__RefHeading__8776_903114917" text:style-name="Index_20_Link" text:visited-style-name="Index_20_Link">Create the document<text:tab/>10</text:a></text:p>
          <text:p text:style-name="P52"><text:a xlink:type="simple" xlink:href="#__RefHeading__8778_903114917" text:style-name="Index_20_Link" text:visited-style-name="Index_20_Link">Add form controls<text:tab/>10</text:a></text:p>
          <text:p text:style-name="P52"><text:a xlink:type="simple" xlink:href="#__RefHeading__8780_903114917" text:style-name="Index_20_Link" text:visited-style-name="Index_20_Link">Configure form controls<text:tab/>11</text:a></text:p>
          <text:p text:style-name="P53"><text:a xlink:type="simple" xlink:href="#__RefHeading___Toc282408_174721728" text:style-name="Index_20_Link" text:visited-style-name="Index_20_Link">Text box<text:tab/>11</text:a></text:p>
          <text:p text:style-name="P53"><text:a xlink:type="simple" xlink:href="#__RefHeading___Toc273934_174721728" text:style-name="Index_20_Link" text:visited-style-name="Index_20_Link">Option buttons<text:tab/>12</text:a></text:p>
          <text:p text:style-name="P53"><text:a xlink:type="simple" xlink:href="#__RefHeading___Toc282410_174721728" text:style-name="Index_20_Link" text:visited-style-name="Index_20_Link">List box<text:tab/>13</text:a></text:p>
          <text:p text:style-name="P53"><text:a xlink:type="simple" xlink:href="#__RefHeading___Toc282412_174721728" text:style-name="Index_20_Link" text:visited-style-name="Index_20_Link">Check boxes<text:tab/>14</text:a></text:p>
          <text:p text:style-name="P53"><text:a xlink:type="simple" xlink:href="#__RefHeading___Toc273733_174721728" text:style-name="Index_20_Link" text:visited-style-name="Index_20_Link">Group box<text:tab/>14</text:a></text:p>
          <text:p text:style-name="P52"><text:a xlink:type="simple" xlink:href="#__RefHeading__8782_903114917" text:style-name="Index_20_Link" text:visited-style-name="Index_20_Link">Finishing touches<text:tab/>16</text:a></text:p>
          <text:p text:style-name="P51"><text:a xlink:type="simple" xlink:href="#__RefHeading__8784_903114917" text:style-name="Index_20_Link" text:visited-style-name="Index_20_Link">Accessing data sources<text:tab/>16</text:a></text:p>
          <text:p text:style-name="P52"><text:a xlink:type="simple" xlink:href="#__RefHeading___Toc26360_1990581438" text:style-name="Index_20_Link" text:visited-style-name="Index_20_Link">Creating a form for data entry<text:tab/>16</text:a></text:p>
          <text:p text:style-name="P52"><text:a xlink:type="simple" xlink:href="#__RefHeading__8792_903114917" text:style-name="Index_20_Link" text:visited-style-name="Index_20_Link">Entering data into a form<text:tab/>18</text:a></text:p>
          <text:p text:style-name="P51"><text:a xlink:type="simple" xlink:href="#__RefHeading__8794_903114917" text:style-name="Index_20_Link" text:visited-style-name="Index_20_Link">Advanced form customization<text:tab/>18</text:a></text:p>
          <text:p text:style-name="P52"><text:a xlink:type="simple" xlink:href="#__RefHeading__8796_903114917" text:style-name="Index_20_Link" text:visited-style-name="Index_20_Link">Linking a macro to a form control<text:tab/>18</text:a></text:p>
          <text:p text:style-name="P52"><text:a xlink:type="simple" xlink:href="#__RefHeading__8798_903114917" text:style-name="Index_20_Link" text:visited-style-name="Index_20_Link">Read-only documents<text:tab/>20</text:a></text:p>
          <text:p text:style-name="P52"><text:a xlink:type="simple" xlink:href="#__RefHeading__8800_903114917" text:style-name="Index_20_Link" text:visited-style-name="Index_20_Link">Fine-tuning database access permissions<text:tab/>20</text:a></text:p>
          <text:p text:style-name="P52"><text:a xlink:type="simple" xlink:href="#__RefHeading__8802_903114917" text:style-name="Index_20_Link" text:visited-style-name="Index_20_Link">Form control formatting options<text:tab/>20</text:a></text:p>
        </text:index-body>
      </text:table-of-content>
      <text:p text:style-name="Page_20_Break"/>
      <text:h text:style-name="P58" text:outline-level="1"><text:bookmark-start text:name="__RefHeading___Toc91251_1458413368"/>Úvod<text:bookmark-end text:name="__RefHeading___Toc91251_1458413368"/></text:h>
      <text:p text:style-name="P8">This chapter covers the use of interactive forms within Writer documents. Formulář má části textu, které není možné upravovat, a jiné části, které jsou určeny k tomu, aby je čtenář změnil. For example, a questionnaire has an introduction and questions (which do not change) and spaces for the reader to type answers or select from supplied choices.</text:p>
      <text:p text:style-name="P8">Writer provides several ways to enter information into a form, including check boxes, option buttons, text boxes, pull-down lists, and other items, collectively known as form controls.</text:p>
      <text:p text:style-name="P8">LibreOffice forms include a lot of features; not everything is described in this chapter. Notable omissions are using forms in HTML documents and writing macros to link to form controls.</text:p>
      <text:p text:style-name="P8">LibreOffice Calc, Impress, and Draw also support forms in much the same way that Writer does.</text:p>
      <text:h text:style-name="P55" text:outline-level="1"><text:bookmark-start text:name="__RefHeading__8754_903114917"/><text:alphabetical-index-mark text:string-value="when to use" text:key1="formulář"/>When to use forms<text:bookmark-end text:name="__RefHeading__8754_903114917"/></text:h>
      <text:p text:style-name="P40">Formuláře se používají třemi způsoby:</text:p>
      <text:list xml:id="list1662170400" text:style-name="List_20_1">
        <text:list-item>
          <text:p text:style-name="P69">Když chceme vytvořit jednoduchý dokument, který má adresát doplnit, například dotazník, který rozešleme skupině lidí, kteří ho pak vrátí zpět.</text:p>
        </text:list-item>
        <text:list-item>
          <text:p text:style-name="P69">Když se chceme připojit k databázi nebo zdroji dat a umožnit uživateli zadat informace. Someone in a sales department might enter purchasers’ information into a database using a form.</text:p>
        </text:list-item>
        <text:list-item>
          <text:p text:style-name="P69">Chceme-li prohlížet informace v databázi nebo ze zdroje dat. Například knihovník může takto získávat informace o knihách.</text:p>
        </text:list-item>
      </text:list>
      <text:p text:style-name="P8">Using forms to access a database offers a fast and easy way to build complex graphical front ends. Your form can include not only the fields that link to the data source, but also text, graphics, tables, drawings and other elements.</text:p>
      <text:p text:style-name="P40">A typical way to use a simple form is:</text:p>
      <text:list xml:id="list190788557" text:style-name="Numbering_20_1">
        <text:list-item text:start-value="1">
          <text:p text:style-name="P72">You design the form, then save it.</text:p>
        </text:list-item>
        <text:list-item>
          <text:p text:style-name="P72">You send the form to others (for example, by email).</text:p>
        </text:list-item>
        <text:list-item>
          <text:p text:style-name="P72">They fill in the form, save it, and send it back to you.</text:p>
        </text:list-item>
        <text:list-item>
          <text:p text:style-name="P72">You open the form and see what their answers are.</text:p>
        </text:list-item>
      </text:list>
      <text:list xml:id="list836176044" text:style-name="Heading_20_Tip">
        <text:list-item>
          <text:p text:style-name="P68">Tip</text:p>
        </text:list-item>
      </text:list>
      <text:p text:style-name="P46">By using a data source, or setting a form to update over the web, you can gather data automatically. However, those methods are more complex and are not covered in this chapter.</text:p>
      <text:h text:style-name="P61" text:outline-level="2"><text:bookmark-start text:name="__RefHeading__8756_903114917"/>Alternatives to using forms in Writer<text:bookmark-end text:name="__RefHeading__8756_903114917"/></text:h>
      <text:p text:style-name="P8">LibreOffice Base provides an alternative way to access a data source. There are a lot of similarities between forms in Base and Writer, but one may be better for a particular task than the other. Base is appropriate only if the form accesses a data source; you would not use it for simple forms.</text:p>
      <text:h text:style-name="P55" text:outline-level="1"><text:bookmark-start text:name="__RefHeading__8758_903114917"/><text:alphabetical-index-mark text:string-value="vytváření" text:key1="formulář"/>Creating a simple form<text:bookmark-end text:name="__RefHeading__8758_903114917"/></text:h>
      <text:p text:style-name="P44">This section explains how to create a simple form without any links to a data source or database and without advanced customization.</text:p>
      <text:h text:style-name="P61" text:outline-level="2"><text:bookmark-start text:name="__RefHeading__8760_903114917"/><text:soft-page-break/>Create a document<text:bookmark-end text:name="__RefHeading__8760_903114917"/></text:h>
      <text:p text:style-name="P9">You do not need to do anything special when creating a document to use as a form, though it’s a good idea to make sure that the grid is enabled so that controls can be positioned accurately. Go to <text:span text:style-name="Strong_20_Emphasis">View &gt; Grid and Helplines</text:span> and select <text:span text:style-name="Strong_20_Emphasis">Display Grid</text:span>. You may also wish to select <text:span text:style-name="Strong_20_Emphasis">Snap to Grid</text:span>.</text:p>
      <text:p text:style-name="P8">Create a new Writer document with <text:span text:style-name="Strong_20_Emphasis">File &gt; New &gt; Text document</text:span>.</text:p>
      <text:h text:style-name="P61" text:outline-level="2"><text:bookmark-start text:name="__RefHeading__8762_903114917"/>Open the form <text:alphabetical-index-mark-start text:id="IMark150179784" text:key1="form"/>toolbars<text:bookmark-end text:name="__RefHeading__8762_903114917"/><text:alphabetical-index-mark-end text:id="IMark150179784"/></text:h>
      <text:p text:style-name="P8">Two toolbars control form creation: <text:alphabetical-index-mark text:string-value="Form Controls toolbar"/><text:alphabetical-index-mark text:string-value="Form Controls toolbar"/>Form Controls (Figure ) and Form Design. Select <text:span text:style-name="Strong_20_Emphasis">View &gt; Toolbars &gt; Form Controls</text:span> and <text:span text:style-name="Strong_20_Emphasis">View &gt; Toolbars &gt; Form Design</text:span> to show them both. The Form Controls toolbar has an icon for each of the most commonly used types of control.</text:p>
      <text:p text:style-name="P8">You can also open the <text:alphabetical-index-mark-start text:id="IMark150450568"/>Form Design toolbar<text:alphabetical-index-mark-end text:id="IMark150450568"/> from the Form Controls toolbar. Some of the less commonly used controls are on a third toolbar (<text:alphabetical-index-mark text:string-value="More (Form) Controls toolbar"/>More Controls) also opened from the Form Controls toolbar.</text:p>
      <text:list xml:id="list153648671355876" text:continue-numbering="true" text:style-name="Heading_20_Tip">
        <text:list-item>
          <text:p text:style-name="P68">Tip</text:p>
        </text:list-item>
      </text:list>
      <text:p text:style-name="P28">Many of these controls are also located on the Form menu (Figure <text:sequence-ref text:reference-format="value" text:ref-name="refFigure0">1</text:sequence-ref>).</text:p>
      <text:p text:style-name="P8">You can dock these toolbars in different places on the Writer window, or leave them floating. When they are floating, you can also change them from vertical to horizontal and change the number of tools on a row; to make these changes, drag a corner of the toolbar.</text:p>
      <text:p text:style-name="P8">See “<text:bookmark-ref text:reference-format="text" text:ref-name="__RefHeading__4361_2005241549">Form controls reference</text:bookmark-ref>” on page <text:bookmark-ref text:reference-format="page" text:ref-name="__RefHeading__4361_2005241549">6</text:bookmark-ref><text:s/>for descriptions of the tools on these toolbars.</text:p>
      <text:h text:style-name="P61" text:outline-level="2"><text:bookmark-start text:name="__RefHeading__11795_1218696294"/>Activate <text:alphabetical-index-mark-start text:id="IMark150179784" text:key1="form"/><text:alphabetical-index-mark text:string-value=" " text:key1="formulář"/>design mode<text:bookmark-end text:name="__RefHeading__11795_1218696294"/><text:alphabetical-index-mark-end text:id="IMark150179784"/></text:h>
      <text:p text:style-name="P8">Click the <text:span text:style-name="Strong_20_Emphasis">Design Mode</text:span> icon on the Form Controls toolbar to turn design mode on. (Click it again to turn it off.) This activates or deactivates the icons for inserting form controls and selects controls for editing.</text:p>
      <text:p text:style-name="P8">When design mode is off, the form behaves as it would for the end user. Buttons can be pressed, check boxes selected, list items selected, and so on.</text:p>
      <text:h text:style-name="P61" text:outline-level="2"><text:bookmark-start text:name="__RefHeading__8768_903114917"/><text:alphabetical-index-mark text:string-value="inserting form controls" text:key1="formulář"/>Insert form controls<text:bookmark-end text:name="__RefHeading__8768_903114917"/></text:h>
      <text:list xml:id="list1618800063" text:style-name="Numbering_20_1">
        <text:list-item>
          <text:p text:style-name="P72">To insert a form control into the document, click the control’s icon to select it. The mouse pointer changes shape.</text:p>
        </text:list-item>
        <text:list-item>
          <text:p text:style-name="P72">Click in the document where you want the control to appear. (You can move it later.)</text:p>
        </text:list-item>
        <text:list-item>
          <text:p text:style-name="P72">Hold the left mouse button down and drag the control to size it. Some controls have a fixed size symbol followed by the name of the control (for example, <text:span text:style-name="Strong_20_Emphasis">Check Box</text:span> or <text:span text:style-name="Strong_20_Emphasis">Option Button</text:span>).</text:p>
        </text:list-item>
        <text:list-item>
          <text:p text:style-name="P72">The control icon remains active, so you can insert several controls of the same type without needing to go back to the toolbar.</text:p>
        </text:list-item>
        <text:list-item>
          <text:p text:style-name="P72">To change to another tool, click its icon on the toolbar.</text:p>
        </text:list-item>
        <text:list-item>
          <text:p text:style-name="P72">To stop inserting controls, click the <text:span text:style-name="Strong_20_Emphasis">Select</text:span> icon on the Form Controls toolbar, or click any of the controls you have just inserted. The mouse pointer changes back to its normal appearance.</text:p>
        </text:list-item>
      </text:list>
      <text:list xml:id="list153649311755490" text:continue-list="list153648671355876" text:style-name="Heading_20_Tip">
        <text:list-item>
          <text:p text:style-name="P68">Tip</text:p>
        </text:list-item>
      </text:list>
      <text:p text:style-name="P46">To make a form control square, hold down the <text:span text:style-name="Keystroke">Shift</text:span> key when creating it. To keep the proportions of an existing control the same, hold down <text:span text:style-name="Keystroke">Shift</text:span> when resizing it.</text:p>
      <text:h text:style-name="P61" text:outline-level="2"><text:bookmark-start text:name="__RefHeading__8770_903114917"/><text:soft-page-break/><text:alphabetical-index-mark text:string-value="configuring controls" text:key1="formulář"/>Configure controls<text:bookmark-end text:name="__RefHeading__8770_903114917"/></text:h>
      <text:p text:style-name="P8">After inserting the controls, you need to configure them to look and behave as you want. Right-click a form control within the document and select <text:span text:style-name="Strong_20_Emphasis">Control</text:span> from the context menu to open the Properties dialog for the selected control. Double-clicking on a form control also opens this dialog.</text:p>
      <text:p text:style-name="P12">The <text:alphabetical-index-mark-start text:id="IMark150179784"/>Properties <text:alphabetical-index-mark-start text:id="IMark150450568"/>dialog<text:alphabetical-index-mark-end text:id="IMark150450568"/><text:alphabetical-index-mark-end text:id="IMark150179784"/> has three pages: <text:span text:style-name="Emphasis">General</text:span>, <text:span text:style-name="Emphasis">Data</text:span>, and <text:span text:style-name="Emphasis">Events</text:span>. For simple forms, only the <text:span text:style-name="Emphasis">General</text:span> page is needed. Use this page to set the look and feel of the control. See “<text:bookmark-ref text:reference-format="text" text:ref-name="__RefHeading__8780_903114917">Configure form controls</text:bookmark-ref>” on page <text:bookmark-ref text:reference-format="page" text:ref-name="__RefHeading__8780_903114917">11</text:bookmark-ref><text:s/>and “<text:bookmark-ref text:reference-format="text" text:ref-name="__RefHeading__8802_903114917">Form control formatting options</text:bookmark-ref>” on page <text:bookmark-ref text:reference-format="page" text:ref-name="__RefHeading__8802_903114917">20</text:bookmark-ref><text:s/>for more information, and the descriptions in the Help for details. Configuration for use with a database is discussed in “<text:bookmark-ref text:reference-format="text" text:ref-name="__RefHeading___Toc26360_1990581438">Creating a form for data entry</text:bookmark-ref>” on page <text:bookmark-ref text:reference-format="page" text:ref-name="__RefHeading___Toc26360_1990581438">16</text:bookmark-ref>.</text:p>
      <text:p text:style-name="P40">The fields on this dialog vary with the type of control. To see additional fields, use the scroll bar or enlarge the dialog.</text:p>
      <text:h text:style-name="P61" text:outline-level="2"><text:bookmark-start text:name="__RefHeading__8772_903114917"/>Use the form<text:bookmark-end text:name="__RefHeading__8772_903114917"/></text:h>
      <text:p text:style-name="P8">To use the form, leave design mode by clicking the <text:span text:style-name="Strong_20_Emphasis">Design Mode</text:span> icon to deactivate it. Save the form document.</text:p>
      <text:h text:style-name="P56" text:outline-level="1"><text:bookmark-start text:name="__RefHeading__4361_2005241549"/><text:alphabetical-index-mark text:string-value="form controls reference" text:key1="formulář"/>Form controls reference<text:bookmark-end text:name="__RefHeading__4361_2005241549"/></text:h>
      <text:p text:style-name="P45">The icons you see in Writer may differ from the ones shown here or they may be in a different order on the toolbar.</text:p>
      <text:p text:style-name="Definition_20_Term">Form submenu on Menu bar</text:p>
      <text:p text:style-name="Figure"><draw:frame draw:style-name="fr5" draw:name="Frame4" text:anchor-type="as-char" svg:width="7.992cm" draw:z-index="4"><draw:text-box fo:min-height="13.585cm"><text:p text:style-name="Caption"><draw:frame draw:style-name="fr20" draw:name="Image4" text:anchor-type="paragraph" svg:width="7.639cm" svg:height="12.989cm" draw:z-index="5"><draw:image xlink:href="Pictures/100002010000015700000247CF16361805F60B2A.png" xlink:type="simple" xlink:show="embed" xlink:actuate="onLoad" loext:mime-type="image/png"/></draw:frame>Figure <text:sequence text:ref-name="refFigure0" text:name="Figure" text:formula="ooow:Figure+1" style:num-format="1">1</text:sequence>: Form submenu on Menu bar</text:p></draw:text-box></draw:frame></text:p>
      <text:p text:style-name="Definition_20_Term"><text:soft-page-break/>Form Controls toolbar</text:p>
      <text:p text:style-name="P49"><draw:frame draw:style-name="fr5" draw:name="Frame17" text:anchor-type="as-char" svg:width="7.939cm" draw:z-index="6"><draw:text-box fo:min-height="3.588cm"><text:p text:style-name="Caption"><draw:frame draw:style-name="fr19" draw:name="Image2" text:anchor-type="paragraph" svg:x="0cm" svg:y="0cm" svg:width="7.939cm" svg:height="3cm" draw:z-index="7"><draw:image xlink:href="Pictures/10000201000001B4000000A9F80941478A37CAF7.png" xlink:type="simple" xlink:show="embed" xlink:actuate="onLoad" loext:mime-type="image/png"/></draw:frame>Figure <text:sequence text:ref-name="refFigure1" text:name="Figure" text:formula="ooow:Figure+1" style:num-format="1">2</text:sequence>: Form Controls toolbar</text:p></draw:text-box></draw:frame></text:p>
      <table:table table:name="Table6" table:style-name="Table6">
        <table:table-column table:style-name="Table6.A"/>
        <table:table-column table:style-name="Table6.B"/>
        <table:table-column table:style-name="Table6.C"/>
        <table:table-header-rows>
          <table:table-row table:style-name="Table6.1">
            <table:table-cell table:style-name="Table6.A1" table:number-columns-spanned="2" office:value-type="string">
              <text:p text:style-name="P31">Form Controls toolbar</text:p>
            </table:table-cell>
            <table:covered-table-cell/>
            <table:table-cell table:style-name="Table6.A1" office:value-type="string">
              <text:p text:style-name="P31"/>
            </table:table-cell>
          </table:table-row>
        </table:table-header-rows>
        <table:table-row table:style-name="Table6.1">
          <table:table-cell table:style-name="Table6.A2" office:value-type="string">
            <text:p text:style-name="P22"><text:span text:style-name="Strong_20_Emphasis">1 </text:span></text:p>
          </table:table-cell>
          <table:table-cell table:style-name="Table6.A2" office:value-type="string">
            <text:p text:style-name="P21">Vybrat</text:p>
          </table:table-cell>
          <table:table-cell table:style-name="Table6.A2" office:value-type="string">
            <text:p text:style-name="P21">Selects a form control to perform some other action on it.</text:p>
          </table:table-cell>
        </table:table-row>
        <table:table-row table:style-name="Table6.1">
          <table:table-cell table:style-name="Table6.A3" office:value-type="string">
            <text:p text:style-name="P22"><text:span text:style-name="Strong_20_Emphasis">2 </text:span></text:p>
          </table:table-cell>
          <table:table-cell table:style-name="Table6.A3" office:value-type="string">
            <text:p text:style-name="P21">Režim návrhu</text:p>
          </table:table-cell>
          <table:table-cell table:style-name="Table6.A3" office:value-type="string">
            <text:p text:style-name="P21">Toggles between design mode on (to edit forms) and design mode off (to use forms).</text:p>
          </table:table-cell>
        </table:table-row>
        <table:table-row table:style-name="Table6.1">
          <table:table-cell table:style-name="Table6.A3" office:value-type="string">
            <text:p text:style-name="P22"><text:span text:style-name="Strong_20_Emphasis">3 </text:span></text:p>
          </table:table-cell>
          <table:table-cell table:style-name="Table6.A3" office:value-type="string">
            <text:p text:style-name="P21">Toggle Form Control Wizards</text:p>
          </table:table-cell>
          <table:table-cell table:style-name="Table6.A3" office:value-type="string">
            <text:p text:style-name="P21">Some form controls (List Box and Combo Box) have optional wizards. If you do not want the wizard to launch when you create one of these controls, use the Wizards On/Off icon to switch wizards off.</text:p>
          </table:table-cell>
        </table:table-row>
        <table:table-row table:style-name="Table6.1">
          <table:table-cell table:style-name="Table6.A3" office:value-type="string">
            <text:p text:style-name="P22"><text:span text:style-name="Strong_20_Emphasis">4 </text:span></text:p>
          </table:table-cell>
          <table:table-cell table:style-name="Table6.A3" office:value-type="string">
            <text:p text:style-name="P21">Form Design</text:p>
          </table:table-cell>
          <table:table-cell table:style-name="Table6.A3" office:value-type="string">
            <text:p text:style-name="P21">Launches the Form Design toolbar, which can also be opened with <text:span text:style-name="Strong_20_Emphasis">View &gt; Toolbars &gt; Form Design</text:span>.</text:p>
          </table:table-cell>
        </table:table-row>
        <table:table-row table:style-name="Table6.1">
          <table:table-cell table:style-name="Table6.A3" office:value-type="string">
            <text:p text:style-name="P22"><text:span text:style-name="Strong_20_Emphasis">5 </text:span></text:p>
          </table:table-cell>
          <table:table-cell table:style-name="Table6.A3" office:value-type="string">
            <text:p text:style-name="P21">Label</text:p>
          </table:table-cell>
          <table:table-cell table:style-name="Table6.A3" office:value-type="string">
            <text:p text:style-name="P21">A text label. The difference between this and just typing on the page is that, as a control, you can link a label field to macros so, for example, something happens when the mouse passes over it or clicks on it.</text:p>
          </table:table-cell>
        </table:table-row>
        <table:table-row table:style-name="Table6.1">
          <table:table-cell table:style-name="Table6.A3" office:value-type="string">
            <text:p text:style-name="P22"><text:span text:style-name="Strong_20_Emphasis">6 </text:span></text:p>
          </table:table-cell>
          <table:table-cell table:style-name="Table6.A3" office:value-type="string">
            <text:p text:style-name="P21">Text Box</text:p>
          </table:table-cell>
          <table:table-cell table:style-name="Table6.A3" office:value-type="string">
            <text:p text:style-name="P21">A control to create a box into which the form’s user can type any text.</text:p>
          </table:table-cell>
        </table:table-row>
        <table:table-row table:style-name="Table6.1">
          <table:table-cell table:style-name="Table6.A2" office:value-type="string">
            <text:p text:style-name="P22"><text:span text:style-name="Strong_20_Emphasis">7 </text:span></text:p>
          </table:table-cell>
          <table:table-cell table:style-name="Table6.A2" office:value-type="string">
            <text:p text:style-name="P21">Check Box</text:p>
          </table:table-cell>
          <table:table-cell table:style-name="Table6.A2" office:value-type="string">
            <text:p text:style-name="P21">A box that can be selected or deselected on the form. You can label the box.</text:p>
          </table:table-cell>
        </table:table-row>
        <table:table-row table:style-name="Table6.1">
          <table:table-cell table:style-name="Table6.A2" office:value-type="string">
            <text:p text:style-name="P22"><text:span text:style-name="Strong_20_Emphasis">8 </text:span></text:p>
          </table:table-cell>
          <table:table-cell table:style-name="Table6.A2" office:value-type="string">
            <text:p text:style-name="P21">Option Button</text:p>
          </table:table-cell>
          <table:table-cell table:style-name="Table6.A2" office:value-type="string">
            <text:p text:style-name="P21">Creates an option button (also known as a radio button). When multiple buttons are grouped together, only one can be selected at a time. The easiest way to group multiple buttons is to use the Group Box icon on the More Controls toolbar, with wizards enabled.</text:p>
          </table:table-cell>
        </table:table-row>
        <table:table-row table:style-name="Table6.1">
          <table:table-cell table:style-name="Table6.A3" office:value-type="string">
            <text:p text:style-name="P22"><text:span text:style-name="Strong_20_Emphasis">9 </text:span></text:p>
          </table:table-cell>
          <table:table-cell table:style-name="Table6.A3" office:value-type="string">
            <text:p text:style-name="P21">List Box</text:p>
          </table:table-cell>
          <table:table-cell table:style-name="Table6.A3" office:value-type="string">
            <text:p text:style-name="P21">Creates a list of options as a pull-down menu that the user can choose from. If the form is linked to a data source and wizards are on, creating a list box launches the List Box Wizard.</text:p>
            <text:p text:style-name="P21">If the form is not linked to a data source, turn wizards off and create an empty list box. Then in the <text:span text:style-name="Emphasis">List Entries</text:span> field on the <text:span text:style-name="Emphasis">General </text:span>tab, enter the options you want to appear on the list.</text:p>
          </table:table-cell>
        </table:table-row>
        <table:table-row table:style-name="Table6.1">
          <table:table-cell table:style-name="Table6.A2" office:value-type="string">
            <text:p text:style-name="P22"><text:span text:style-name="Strong_20_Emphasis">10 </text:span></text:p>
          </table:table-cell>
          <table:table-cell table:style-name="Table6.A2" office:value-type="string">
            <text:p text:style-name="P21">Combo Box</text:p>
          </table:table-cell>
          <table:table-cell table:style-name="Table6.A2" office:value-type="string">
            <text:p text:style-name="P21">As with a List Box, you set up a list of choices. In addition, a panel at the top either displays the choice made or allows the form user to type in something else. This works the same as the List Box.</text:p>
          </table:table-cell>
        </table:table-row>
        <table:table-row table:style-name="Table6.1">
          <table:table-cell table:style-name="Table6.A2" office:value-type="string">
            <text:p text:style-name="P22"><text:span text:style-name="Strong_20_Emphasis">11 </text:span></text:p>
          </table:table-cell>
          <table:table-cell table:style-name="Table6.A2" office:value-type="string">
            <text:p text:style-name="P21">Push Button</text:p>
          </table:table-cell>
          <table:table-cell table:style-name="Table6.A2" office:value-type="string">
            <text:p text:style-name="P21">Creates a button that can be linked to a macro. The label is the name that appears on the button.</text:p>
          </table:table-cell>
        </table:table-row>
        <table:table-row table:style-name="Table6.1">
          <table:table-cell table:style-name="Table6.A2" office:value-type="string">
            <text:p text:style-name="P22"><text:span text:style-name="Strong_20_Emphasis">12 </text:span></text:p>
          </table:table-cell>
          <table:table-cell table:style-name="Table6.A2" office:value-type="string">
            <text:p text:style-name="P21">Image Button</text:p>
          </table:table-cell>
          <table:table-cell table:style-name="Table6.A2" office:value-type="string">
            <text:p text:style-name="P21">Behaves exactly like a push button, but displays as an image. Choose the image in the Graphics option on the <text:span text:style-name="Emphasis">General </text:span>tab in the Control Properties dialog.</text:p>
          </table:table-cell>
        </table:table-row>
        <table:table-row table:style-name="Table6.1">
          <table:table-cell table:style-name="Table6.A2" office:value-type="string">
            <text:p text:style-name="P22"><text:span text:style-name="Strong_20_Emphasis">13 </text:span></text:p>
          </table:table-cell>
          <table:table-cell table:style-name="Table6.A2" office:value-type="string">
            <text:p text:style-name="P21">Formatted Field</text:p>
          </table:table-cell>
          <table:table-cell table:style-name="Table6.A2" office:value-type="string">
            <text:p text:style-name="P21">A control allowing numeric formatting options. For example, you can set maximum and minimum values for the number entered, or the number type (decimal places, scientific, currency).</text:p>
          </table:table-cell>
        </table:table-row>
        <table:table-row table:style-name="Table6.1">
          <table:table-cell table:style-name="Table6.A2" office:value-type="string">
            <text:p text:style-name="P22"><text:span text:style-name="Strong_20_Emphasis">14 </text:span></text:p>
          </table:table-cell>
          <table:table-cell table:style-name="Table6.A2" office:value-type="string">
            <text:p text:style-name="P21">Date Field</text:p>
          </table:table-cell>
          <table:table-cell table:style-name="Table6.A2" office:value-type="string">
            <text:p text:style-name="P21">Stores a date. You need to configure the earliest and latest dates the field will accept, the default date, and the date format. You can add a spinner.</text:p>
          </table:table-cell>
        </table:table-row>
        <text:soft-page-break/>
        <table:table-row table:style-name="Table6.1">
          <table:table-cell table:style-name="Table6.A2" office:value-type="string">
            <text:p text:style-name="P22"><text:span text:style-name="Strong_20_Emphasis">15 </text:span></text:p>
          </table:table-cell>
          <table:table-cell table:style-name="Table6.A2" office:value-type="string">
            <text:p text:style-name="P21">Numerical Field </text:p>
          </table:table-cell>
          <table:table-cell table:style-name="Table6.A2" office:value-type="string">
            <text:p text:style-name="P21">Displays a number. You need to specify formatting, maximum, minimum and default values. You can add a spinner.</text:p>
          </table:table-cell>
        </table:table-row>
        <table:table-row table:style-name="Table6.1">
          <table:table-cell table:style-name="Table6.A2" office:value-type="string">
            <text:p text:style-name="P22"><text:span text:style-name="Strong_20_Emphasis">16 </text:span></text:p>
          </table:table-cell>
          <table:table-cell table:style-name="Table6.A2" office:value-type="string">
            <text:p text:style-name="P21">Group Box</text:p>
          </table:table-cell>
          <table:table-cell table:style-name="Table6.A2" office:value-type="string">
            <text:p text:style-name="P21">Group boxes have two different uses.</text:p>
            <text:p text:style-name="P21">If wizards are on, creating a group box launches the Group Element wizard. This creates a group of options buttons (in which only one may be selected at a time). In most cases, using a group box is the best way to create a set of option buttons.</text:p>
            <text:p text:style-name="P21">If wizards are off, a group box is simply a visual box to group together different controls. It has no effect on the way the controls operate.</text:p>
          </table:table-cell>
        </table:table-row>
        <table:table-row table:style-name="Table6.1">
          <table:table-cell table:style-name="Table6.A2" office:value-type="string">
            <text:p text:style-name="P22"><text:span text:style-name="Strong_20_Emphasis">17 </text:span></text:p>
          </table:table-cell>
          <table:table-cell table:style-name="Table6.A2" office:value-type="string">
            <text:p text:style-name="P21">Time Field</text:p>
          </table:table-cell>
          <table:table-cell table:style-name="Table6.A2" office:value-type="string">
            <text:p text:style-name="P21">Works like a date field but specifies a time.</text:p>
          </table:table-cell>
        </table:table-row>
        <table:table-row table:style-name="Table6.1">
          <table:table-cell table:style-name="Table6.A2" office:value-type="string">
            <text:p text:style-name="P22"><text:span text:style-name="Strong_20_Emphasis">18 </text:span></text:p>
          </table:table-cell>
          <table:table-cell table:style-name="Table6.A2" office:value-type="string">
            <text:p text:style-name="P21">Currency Field</text:p>
          </table:table-cell>
          <table:table-cell table:style-name="Table6.A2" office:value-type="string">
            <text:p text:style-name="P21">Works like a numeric field; additionally you can add a currency symbol.</text:p>
          </table:table-cell>
        </table:table-row>
        <table:table-row table:style-name="Table6.1">
          <table:table-cell table:style-name="Table6.A2" office:value-type="string">
            <text:p text:style-name="P22"><text:span text:style-name="Strong_20_Emphasis">19 </text:span></text:p>
          </table:table-cell>
          <table:table-cell table:style-name="Table6.A2" office:value-type="string">
            <text:p text:style-name="P21">Pattern Field </text:p>
          </table:table-cell>
          <table:table-cell table:style-name="Table6.A2" office:value-type="string">
            <text:p text:style-name="P21">Useful when the form links into a data source. Specify an Edit Mask to restrict what a user can enter into the field. Specify a Literal Mask to restrict which data is displayed from the data source.</text:p>
          </table:table-cell>
        </table:table-row>
        <table:table-row table:style-name="Table6.1">
          <table:table-cell table:style-name="Table6.A2" office:value-type="string">
            <text:p text:style-name="P22"><text:span text:style-name="Strong_20_Emphasis">20 </text:span></text:p>
          </table:table-cell>
          <table:table-cell table:style-name="Table6.A2" office:value-type="string">
            <text:p text:style-name="P21">Table Control </text:p>
          </table:table-cell>
          <table:table-cell table:style-name="Table6.A2" office:value-type="string">
            <text:p text:style-name="P21">Table controls are only useful with a data source. If no data source is specified, you will be prompted to choose one in the Table Element Wizard. You then pick the fields to display and, when design mode is off, the data appears in the table. The table also includes controls to step through the records.</text:p>
            <text:p text:style-name="P21">Records can be added, deleted, and modified in the table.</text:p>
          </table:table-cell>
        </table:table-row>
        <table:table-row table:style-name="Table6.1">
          <table:table-cell table:style-name="Table6.A2" office:value-type="string">
            <text:p text:style-name="P22"><text:span text:style-name="Strong_20_Emphasis">21 </text:span></text:p>
          </table:table-cell>
          <table:table-cell table:style-name="Table6.A2" office:value-type="string">
            <text:p text:style-name="P21">Navigation Bar</text:p>
          </table:table-cell>
          <table:table-cell table:style-name="Table6.A2" office:value-type="string">
            <text:p text:style-name="P21">A navigation bar is the same as the Form Navigation toolbar (View &gt; Toolbars &gt; Form Navigation), but can be placed anywhere in the document and be resized.</text:p>
          </table:table-cell>
        </table:table-row>
        <table:table-row table:style-name="Table6.1">
          <table:table-cell table:style-name="Table6.A2" office:value-type="string">
            <text:p text:style-name="P50"><text:span text:style-name="Strong_20_Emphasis">22</text:span></text:p>
          </table:table-cell>
          <table:table-cell table:style-name="Table6.A2" office:value-type="string">
            <text:p text:style-name="P21">Image Control</text:p>
          </table:table-cell>
          <table:table-cell table:style-name="Table6.A2" office:value-type="string">
            <text:p text:style-name="P21">Only useful when the form is connected to a data source and a field in the data source exists that can hold images. You can add new images to the database or retrieve and display images from it.</text:p>
          </table:table-cell>
        </table:table-row>
        <table:table-row table:style-name="Table6.1">
          <table:table-cell table:style-name="Table6.A2" office:value-type="string">
            <text:p text:style-name="P22"><text:span text:style-name="Strong_20_Emphasis">23 </text:span></text:p>
          </table:table-cell>
          <table:table-cell table:style-name="Table6.A2" office:value-type="string">
            <text:p text:style-name="P21">File Selection</text:p>
          </table:table-cell>
          <table:table-cell table:style-name="Table6.A2" office:value-type="string">
            <text:p text:style-name="P21">Allows a user to select a file, either by typing the path and name directly or by clicking on a Browse button and choosing the file from a dialog.</text:p>
          </table:table-cell>
        </table:table-row>
        <table:table-row table:style-name="Table6.1">
          <table:table-cell table:style-name="Table6.A2" office:value-type="string">
            <text:p text:style-name="P23"><text:span text:style-name="Strong_20_Emphasis">24</text:span></text:p>
          </table:table-cell>
          <table:table-cell table:style-name="Table6.A2" office:value-type="string">
            <text:p text:style-name="P21">Spin Button</text:p>
          </table:table-cell>
          <table:table-cell table:style-name="Table6.A2" office:value-type="string">
            <text:p text:style-name="P21">Allows form users to choose a number by cycling through the list of numbers. You can specify maximum, minimum, default, and the step between numbers.</text:p>
            <text:p text:style-name="P21">This control is not commonly used in Writer.</text:p>
          </table:table-cell>
        </table:table-row>
        <table:table-row table:style-name="Table6.1">
          <table:table-cell table:style-name="Table6.A2" office:value-type="string">
            <text:p text:style-name="P23"><text:span text:style-name="Strong_20_Emphasis">25</text:span></text:p>
          </table:table-cell>
          <table:table-cell table:style-name="Table6.A2" office:value-type="string">
            <text:p text:style-name="P21">Scrollbar</text:p>
          </table:table-cell>
          <table:table-cell table:style-name="Table6.A2" office:value-type="string">
            <text:p text:style-name="P21">Creates a scrollbar, with a number of options to define the exact appearance. This control is not commonly used in Writer.</text:p>
          </table:table-cell>
        </table:table-row>
      </table:table>
      <text:p text:style-name="Definition_20_Term">Form Design Toolbar</text:p>
      <text:p text:style-name="P43"><draw:frame draw:style-name="fr5" draw:name="Frame18" text:anchor-type="as-char" svg:width="16.03cm" draw:z-index="11"><draw:text-box fo:min-height="1.829cm"><text:p text:style-name="Caption"><draw:frame draw:style-name="fr18" draw:name="Image3" text:anchor-type="paragraph" svg:width="16.03cm" style:rel-width="100%" svg:height="1.829cm" style:rel-height="scale" draw:z-index="12"><draw:image xlink:href="Pictures/1000020100000304000000580F1E1569DB2AAD87.png" xlink:type="simple" xlink:show="embed" xlink:actuate="onLoad" loext:mime-type="image/png"/></draw:frame>Figure <text:sequence text:ref-name="refFigure2" text:name="Figure" text:formula="ooow:Figure+1" style:num-format="1">3</text:sequence>: Form Design toolbar</text:p></draw:text-box></draw:frame></text:p>
      <table:table table:name="Table8" table:style-name="Table8">
        <table:table-column table:style-name="Table8.A"/>
        <table:table-column table:style-name="Table8.B"/>
        <table:table-column table:style-name="Table8.C"/>
        <table:table-header-rows>
          <text:soft-page-break/>
          <table:table-row table:style-name="Table8.1">
            <table:table-cell table:style-name="Table8.A1" table:number-columns-spanned="2" office:value-type="string">
              <text:p text:style-name="P31"><text:alphabetical-index-mark text:string-value="Form Design toolbar"/>Form Design toolbar</text:p>
            </table:table-cell>
            <table:covered-table-cell/>
            <table:table-cell table:style-name="Table8.A1" office:value-type="string">
              <text:p text:style-name="P31"/>
            </table:table-cell>
          </table:table-row>
        </table:table-header-rows>
        <table:table-row table:style-name="Table8.1">
          <table:table-cell table:style-name="Table8.A2" office:value-type="string">
            <text:p text:style-name="P25"><text:span text:style-name="Strong_20_Emphasis">1</text:span></text:p>
          </table:table-cell>
          <table:table-cell table:style-name="Table8.A2" office:value-type="string">
            <text:p text:style-name="P21">Ukotvení</text:p>
          </table:table-cell>
          <table:table-cell table:style-name="Table8.A2" office:value-type="string">
            <text:p text:style-name="P21">Any form control can be anchored to page, paragraph, or character and also anchored as a character.</text:p>
          </table:table-cell>
        </table:table-row>
        <table:table-row table:style-name="Table8.1">
          <table:table-cell table:style-name="Table8.A3" office:value-type="string">
            <text:p text:style-name="P25"><text:span text:style-name="Strong_20_Emphasis">2</text:span></text:p>
          </table:table-cell>
          <table:table-cell table:style-name="Table8.A3" office:value-type="string">
            <text:p text:style-name="P21">Zarovnání</text:p>
          </table:table-cell>
          <table:table-cell table:style-name="Table8.A3" office:value-type="string">
            <text:p text:style-name="P21">Disabled unless the control is anchored as a character. You can align a control in different ways, for example so the top or bottom of the control lines up with the top or bottom of the text.</text:p>
          </table:table-cell>
        </table:table-row>
        <table:table-row table:style-name="Table8.1">
          <table:table-cell table:style-name="Table8.A3" office:value-type="string">
            <text:p text:style-name="P25"><text:span text:style-name="Strong_20_Emphasis">3</text:span></text:p>
          </table:table-cell>
          <table:table-cell table:style-name="Table8.A3" office:value-type="string">
            <text:p text:style-name="P24">Přenést do popředí</text:p>
          </table:table-cell>
          <table:table-cell table:style-name="Table8.A3" office:value-type="string">
            <text:p text:style-name="P21">Places the control on top of any other controls or text.</text:p>
          </table:table-cell>
        </table:table-row>
        <table:table-row table:style-name="Table8.1">
          <table:table-cell table:style-name="Table8.A3" office:value-type="string">
            <text:p text:style-name="P25"><text:span text:style-name="Strong_20_Emphasis">4</text:span></text:p>
          </table:table-cell>
          <table:table-cell table:style-name="Table8.A3" office:value-type="string">
            <text:p text:style-name="P24">O jednu vpřed</text:p>
          </table:table-cell>
          <table:table-cell table:style-name="Table8.A3" office:value-type="string">
            <text:p text:style-name="P21">Brings the control one level up in the stack. </text:p>
          </table:table-cell>
        </table:table-row>
        <table:table-row table:style-name="Table8.1">
          <table:table-cell table:style-name="Table8.A3" office:value-type="string">
            <text:p text:style-name="P25"><text:span text:style-name="Strong_20_Emphasis">5</text:span></text:p>
          </table:table-cell>
          <table:table-cell table:style-name="Table8.A3" office:value-type="string">
            <text:p text:style-name="P24">O jednu zpět</text:p>
          </table:table-cell>
          <table:table-cell table:style-name="Table8.A3" office:value-type="string">
            <text:p text:style-name="P21">Sends the control one level down in the object stack.</text:p>
          </table:table-cell>
        </table:table-row>
        <table:table-row table:style-name="Table8.1">
          <table:table-cell table:style-name="Table8.A3" office:value-type="string">
            <text:p text:style-name="P25"><text:span text:style-name="Strong_20_Emphasis">6</text:span></text:p>
          </table:table-cell>
          <table:table-cell table:style-name="Table8.A3" office:value-type="string">
            <text:p text:style-name="P24">Odsunout do pozadí</text:p>
          </table:table-cell>
          <table:table-cell table:style-name="Table8.A3" office:value-type="string">
            <text:p text:style-name="P21">Sends the control to the bottom of the stack.</text:p>
          </table:table-cell>
        </table:table-row>
        <table:table-row table:style-name="Table8.1">
          <table:table-cell table:style-name="Table8.A3" office:value-type="string">
            <text:p text:style-name="P25"><text:span text:style-name="Strong_20_Emphasis">7</text:span></text:p>
          </table:table-cell>
          <table:table-cell table:style-name="Table8.A3" office:value-type="string">
            <text:p text:style-name="P24">Na popředí</text:p>
          </table:table-cell>
          <table:table-cell table:style-name="Table8.A3" office:value-type="string">
            <text:p text:style-name="P21">Moves the object in front of the text.</text:p>
          </table:table-cell>
        </table:table-row>
        <table:table-row table:style-name="Table8.1">
          <table:table-cell table:style-name="Table8.A3" office:value-type="string">
            <text:p text:style-name="P25"><text:span text:style-name="Strong_20_Emphasis">8</text:span></text:p>
          </table:table-cell>
          <table:table-cell table:style-name="Table8.A3" office:value-type="string">
            <text:p text:style-name="P24">Na pozadí</text:p>
          </table:table-cell>
          <table:table-cell table:style-name="Table8.A3" office:value-type="string">
            <text:p text:style-name="P21">Moves the object behind the text.</text:p>
          </table:table-cell>
        </table:table-row>
        <table:table-row table:style-name="Table8.1">
          <table:table-cell table:style-name="Table8.A3" office:value-type="string">
            <text:p text:style-name="P25"><text:span text:style-name="Strong_20_Emphasis">9</text:span></text:p>
          </table:table-cell>
          <table:table-cell table:style-name="Table8.A3" office:value-type="string">
            <text:p text:style-name="P24">Vybrat</text:p>
          </table:table-cell>
          <table:table-cell table:style-name="Table8.A3" office:value-type="string">
            <text:p text:style-name="P26">Selects a form control to perform some other action on it.</text:p>
          </table:table-cell>
        </table:table-row>
        <table:table-row table:style-name="Table8.1">
          <table:table-cell table:style-name="Table8.A11" office:value-type="string">
            <text:p text:style-name="P21"><text:span text:style-name="Strong_20_Emphasis"><text:s/></text:span><text:span text:style-name="Strong_20_Emphasis">10</text:span></text:p>
          </table:table-cell>
          <table:table-cell table:style-name="Table8.A11" office:value-type="string">
            <text:p text:style-name="P21">Režim návrhu</text:p>
          </table:table-cell>
          <table:table-cell table:style-name="Table8.C11" office:value-type="string">
            <text:p text:style-name="P21">Toggles between design mode on (to edit forms) and design mode off (to use forms).</text:p>
          </table:table-cell>
        </table:table-row>
        <table:table-row table:style-name="Table8.1">
          <table:table-cell table:style-name="Table8.A3" office:value-type="string">
            <text:p text:style-name="P21"><text:span text:style-name="Strong_20_Emphasis"><text:s/></text:span><text:span text:style-name="Strong_20_Emphasis">11</text:span></text:p>
          </table:table-cell>
          <table:table-cell table:style-name="Table8.A3" office:value-type="string">
            <text:p text:style-name="P21">Vlastnosti ovládacího prvku</text:p>
          </table:table-cell>
          <table:table-cell table:style-name="Table8.C12" office:value-type="string">
            <text:p text:style-name="P21">Launches form control properties dialog. This dialog can be kept open whiles different controls are selected.</text:p>
          </table:table-cell>
        </table:table-row>
        <table:table-row table:style-name="Table8.1">
          <table:table-cell table:style-name="Table8.A11" office:value-type="string">
            <text:p text:style-name="P21"><text:span text:style-name="Strong_20_Emphasis"><text:s/></text:span><text:span text:style-name="Strong_20_Emphasis">12</text:span></text:p>
          </table:table-cell>
          <table:table-cell table:style-name="Table8.A11" office:value-type="string">
            <text:p text:style-name="P21">Vlastnosti formuláře</text:p>
          </table:table-cell>
          <table:table-cell table:style-name="Table8.C13" office:value-type="string">
            <text:p text:style-name="P21">Launches form properties dialog, which controls properties for the form as a whole, such as which data source it connects to.</text:p>
          </table:table-cell>
        </table:table-row>
        <table:table-row table:style-name="Table8.1">
          <table:table-cell table:style-name="Table8.A3" office:value-type="string">
            <text:p text:style-name="P21"><text:span text:style-name="Strong_20_Emphasis"><text:s/></text:span><text:span text:style-name="Strong_20_Emphasis">13</text:span></text:p>
          </table:table-cell>
          <table:table-cell table:style-name="Table8.A3" office:value-type="string">
            <text:p text:style-name="P21">Navigátor formulářem</text:p>
          </table:table-cell>
          <table:table-cell table:style-name="Table8.C14" office:value-type="string">
            <text:p text:style-name="P21">Displays all the forms and controls in the current document and allows you to edit and delete them easily.</text:p>
            <text:p text:style-name="P21">If you use the Form Navigator, give your controls names (in the properties dialog) so you can tell which is which in the navigator.</text:p>
          </table:table-cell>
        </table:table-row>
        <table:table-row table:style-name="Table8.1">
          <table:table-cell table:style-name="Table8.A11" office:value-type="string">
            <text:p text:style-name="P21"><text:span text:style-name="Strong_20_Emphasis"><text:s/></text:span><text:span text:style-name="Strong_20_Emphasis">14</text:span></text:p>
          </table:table-cell>
          <table:table-cell table:style-name="Table8.A11" office:value-type="string">
            <text:p text:style-name="P21">Add Field</text:p>
          </table:table-cell>
          <table:table-cell table:style-name="Table8.C15" office:value-type="string">
            <text:p text:style-name="P21">Useful only if you have specified a data source for the form. Otherwise, an empty box opens.</text:p>
            <text:p text:style-name="P21">If you have specified a data source, Add Field opens a list of all the fields in the specified table, which you can then drag and drop onto the page. The fields are placed on the page with the name of the field before them.</text:p>
          </table:table-cell>
        </table:table-row>
        <table:table-row table:style-name="Table8.1">
          <table:table-cell table:style-name="Table8.A3" office:value-type="string">
            <text:p text:style-name="P21"><text:span text:style-name="Strong_20_Emphasis"><text:s/></text:span><text:span text:style-name="Strong_20_Emphasis">15</text:span></text:p>
          </table:table-cell>
          <table:table-cell table:style-name="Table8.A3" office:value-type="string">
            <text:p text:style-name="P21">Activation Order</text:p>
          </table:table-cell>
          <table:table-cell table:style-name="Table8.C16" office:value-type="string">
            <text:p text:style-name="P21">Allows you to specify the order in which focus shifts between controls. You can test the order by leaving design mode and using <text:span text:style-name="Keystroke">Tab</text:span> to switch between the controls.</text:p>
          </table:table-cell>
        </table:table-row>
        <table:table-row table:style-name="Table8.1">
          <table:table-cell table:style-name="Table8.A11" office:value-type="string">
            <text:p text:style-name="P21"><text:span text:style-name="Strong_20_Emphasis"><text:s/></text:span><text:span text:style-name="Strong_20_Emphasis">16</text:span></text:p>
          </table:table-cell>
          <table:table-cell table:style-name="Table8.A11" office:value-type="string">
            <text:p text:style-name="P21">Open in Design Mode</text:p>
          </table:table-cell>
          <table:table-cell table:style-name="Table8.C17" office:value-type="string">
            <text:p text:style-name="P21">Opens the current form in design mode (to edit the form rather than entering data into it).</text:p>
          </table:table-cell>
        </table:table-row>
        <table:table-row table:style-name="Table8.1">
          <table:table-cell table:style-name="Table8.A3" office:value-type="string">
            <text:p text:style-name="P21"><text:span text:style-name="Strong_20_Emphasis"><text:s/></text:span><text:span text:style-name="Strong_20_Emphasis">17</text:span></text:p>
          </table:table-cell>
          <table:table-cell table:style-name="Table8.A3" office:value-type="string">
            <text:p text:style-name="P21">Automatic Control Focus</text:p>
          </table:table-cell>
          <table:table-cell table:style-name="Table8.A3" office:value-type="string">
            <text:p text:style-name="P21">If activated, focus is set to the first form control.</text:p>
          </table:table-cell>
        </table:table-row>
        <table:table-row table:style-name="Table8.1">
          <table:table-cell table:style-name="Table8.A11" office:value-type="string">
            <text:p text:style-name="P21"><text:span text:style-name="Strong_20_Emphasis"><text:s/></text:span><text:span text:style-name="Strong_20_Emphasis">18</text:span></text:p>
          </table:table-cell>
          <table:table-cell table:style-name="Table8.A11" office:value-type="string">
            <text:p text:style-name="P21">Umístění a velikost</text:p>
          </table:table-cell>
          <table:table-cell table:style-name="Table8.C19" office:value-type="string">
            <text:p text:style-name="P21">Launches the Position and Size dialog, where you can type precise values, rather than dragging the control. You can also lock the size or position, so they do not get changed accidentally. For some controls, you can rotate and set the slant and corner radius.</text:p>
          </table:table-cell>
        </table:table-row>
        <table:table-row table:style-name="Table8.1">
          <table:table-cell table:style-name="Table8.A3" office:value-type="string">
            <text:p text:style-name="P21"><text:span text:style-name="Strong_20_Emphasis"><text:s/></text:span><text:span text:style-name="Strong_20_Emphasis">19</text:span></text:p>
          </table:table-cell>
          <table:table-cell table:style-name="Table8.A3" office:value-type="string">
            <text:p text:style-name="P21">Display Grid</text:p>
          </table:table-cell>
          <table:table-cell table:style-name="Table8.A3" office:value-type="string">
            <text:p text:style-name="P21">Displays a grid of dots on the page, to help you line up controls.</text:p>
          </table:table-cell>
        </table:table-row>
        <table:table-row table:style-name="Table8.1">
          <table:table-cell table:style-name="Table8.A11" office:value-type="string">
            <text:p text:style-name="P21"><text:span text:style-name="Strong_20_Emphasis"><text:s/></text:span><text:span text:style-name="Strong_20_Emphasis">20</text:span></text:p>
          </table:table-cell>
          <table:table-cell table:style-name="Table8.A11" office:value-type="string">
            <text:p text:style-name="P21">Snap to Grid</text:p>
          </table:table-cell>
          <table:table-cell table:style-name="Table8.C21" office:value-type="string">
            <text:p text:style-name="P21">When a control is brought close to a grid point or line, it will snap to the grid. This makes it is easier to line up controls.</text:p>
          </table:table-cell>
        </table:table-row>
        <table:table-row table:style-name="Table8.1">
          <table:table-cell table:style-name="Table8.A11" office:value-type="string">
            <text:p text:style-name="P21"><text:span text:style-name="Strong_20_Emphasis"><text:s/></text:span><text:span text:style-name="Strong_20_Emphasis">21</text:span></text:p>
          </table:table-cell>
          <table:table-cell table:style-name="Table8.A11" office:value-type="string">
            <text:p text:style-name="P21">Guides when Moving</text:p>
          </table:table-cell>
          <table:table-cell table:style-name="Table8.C22" office:value-type="string">
            <text:p text:style-name="P21">When a control is being moved, lines extend from the control horizontally and vertically to help you position it accurately.</text:p>
          </table:table-cell>
        </table:table-row>
      </table:table>
      <text:h text:style-name="P55" text:outline-level="1"><text:bookmark-start text:name="__RefHeading__8774_903114917"/><text:soft-page-break/><text:alphabetical-index-mark text:string-value="example of creating a form" text:key1="formulář"/>Example: a simple form<text:bookmark-end text:name="__RefHeading__8774_903114917"/></text:h>
      <text:p text:style-name="P17">In this example, we will create the form shown in Figure <text:sequence-ref text:reference-format="value" text:ref-name="refFigure3">4</text:sequence-ref>. If you follow the given steps, your form will look similar to this one.</text:p>
      <text:p text:style-name="P48"><draw:frame draw:style-name="fr4" draw:name="Frame9" text:anchor-type="as-char" svg:width="12.264cm" draw:z-index="13"><draw:text-box fo:min-height="8.257cm"><text:p text:style-name="Caption"><draw:frame draw:style-name="fr17" draw:name="Image18" text:anchor-type="paragraph" svg:width="12.264cm" svg:height="7.703cm" draw:z-index="19"><draw:image xlink:href="Pictures/1000020100000255000001775972C274E42338D5.png" xlink:type="simple" xlink:show="embed" xlink:actuate="onLoad" loext:mime-type="image/png"/></draw:frame>Figure <text:sequence text:ref-name="refFigure3" text:name="Figure" text:formula="ooow:Figure+1" style:num-format="1">4</text:sequence>: Completed form</text:p></draw:text-box></draw:frame></text:p>
      <text:h text:style-name="P61" text:outline-level="2"><text:bookmark-start text:name="__RefHeading__8776_903114917"/>Create the document<text:bookmark-end text:name="__RefHeading__8776_903114917"/></text:h>
      <text:p text:style-name="P8">Open a new document (<text:span text:style-name="Strong_20_Emphasis">File &gt; New &gt; Text Document</text:span>) and type any text to be included (see Figure <text:sequence-ref text:reference-format="value" text:ref-name="refFigure4">5</text:sequence-ref><text:s/>for an example). It is a good idea to sketch the final result to use as a guide when designing the form, although it can easily be changed later.</text:p>
      <text:p text:style-name="P47"><draw:frame draw:style-name="fr4" draw:name="Frame5" text:anchor-type="as-char" svg:width="12.086cm" draw:z-index="21"><draw:text-box fo:min-height="6.678cm"><text:p text:style-name="Caption"><draw:frame draw:style-name="fr16" draw:name="Image5" text:anchor-type="paragraph" svg:width="12.086cm" svg:height="6.197cm" draw:z-index="23"><draw:image xlink:href="Pictures/100002010000027400000142F2197E8AC728C037.png" xlink:type="simple" xlink:show="embed" xlink:actuate="onLoad" loext:mime-type="image/png"/></draw:frame>Figure <text:sequence text:ref-name="refFigure4" text:name="Figure" text:formula="ooow:Figure+1" style:num-format="1">5</text:sequence>: Initial document without form controls</text:p></draw:text-box></draw:frame></text:p>
      <text:h text:style-name="P61" text:outline-level="2"><text:bookmark-start text:name="__RefHeading__8778_903114917"/><text:alphabetical-index-mark text:string-value="adding form controls" text:key1="formulář"/>Add form controls<text:bookmark-end text:name="__RefHeading__8778_903114917"/></text:h>
      <text:p text:style-name="P40">The next step is to add the form controls to the document. We will have four controls:</text:p>
      <text:list xml:id="list1762263307" text:style-name="List_20_1">
        <text:list-item>
          <text:p text:style-name="P69"><text:span text:style-name="Emphasis">Name</text:span> is a text box.</text:p>
        </text:list-item>
        <text:list-item>
          <text:p text:style-name="P69"><text:span text:style-name="Emphasis">Gender</text:span> is three option buttons: male, female, or other; user can select one.</text:p>
        </text:list-item>
        <text:list-item>
          <text:p text:style-name="P69"><text:span text:style-name="Emphasis">Favorite shape</text:span> is a list of options; user can select one.</text:p>
        </text:list-item>
        <text:list-item>
          <text:p text:style-name="P70"><text:span text:style-name="Emphasis">All shapes you like</text:span> is a series of check boxes; user can select one or more.</text:p>
        </text:list-item>
      </text:list>
      <text:p text:style-name="P40"><text:soft-page-break/>To add these controls:</text:p>
      <text:list xml:id="list734404223" text:style-name="Numbering_20_1">
        <text:list-item text:start-value="1">
          <text:p text:style-name="P72">Select <text:span text:style-name="Strong_20_Emphasis">View &gt; Toolbars &gt; Form Controls</text:span> to open the Form Control toolbar.</text:p>
        </text:list-item>
        <text:list-item>
          <text:p text:style-name="P72">If the tools are not active, click the <text:span text:style-name="Strong_20_Emphasis">Design Mode</text:span> icon to activate them.</text:p>
        </text:list-item>
        <text:list-item>
          <text:p text:style-name="P72">Click the <text:span text:style-name="Strong_20_Emphasis">Text Box</text:span> icon, then click in the document and drag the shape of the <text:span text:style-name="Emphasis">Name</text:span> text box to approximately the size you want. Drag it to line up with the <text:span text:style-name="Emphasis">Name:</text:span> label.</text:p>
        </text:list-item>
        <text:list-item>
          <text:p text:style-name="P72">Make sure <text:span text:style-name="Strong_20_Emphasis">Toggle Form Control Wizards</text:span> is <text:span text:style-name="Strong_20_Emphasis">OFF</text:span>. Click the <text:span text:style-name="Strong_20_Emphasis">Option Button</text:span> icon. Click and drag to create three option buttons near the <text:span text:style-name="Emphasis">Gender:</text:span> label in the document. We will configure these in the next section.</text:p>
        </text:list-item>
        <text:list-item>
          <text:p text:style-name="P72">Click the <text:span text:style-name="Strong_20_Emphasis">List Box</text:span> icon and draw a list box by <text:span text:style-name="Emphasis">Favourite shape:</text:span> in the document. This will just be an empty pane for now.</text:p>
        </text:list-item>
        <text:list-item>
          <text:p text:style-name="P72">Click the <text:span text:style-name="Strong_20_Emphasis">Check Box</text:span> icon and create four check boxes by <text:span text:style-name="Emphasis">All shapes you like</text:span>, side by side across the page.</text:p>
        </text:list-item>
      </text:list>
      <text:p text:style-name="P8">Your document should now look something like Figure <text:sequence-ref text:reference-format="value" text:ref-name="refFigure5">6</text:sequence-ref>. Do not worry if the controls are not lined up well; we will fix this later.</text:p>
      <text:p text:style-name="P47"><draw:frame draw:style-name="fr4" draw:name="Frame6" text:anchor-type="as-char" svg:width="12cm" draw:z-index="25"><draw:text-box fo:min-height="7.267cm"><text:p text:style-name="Caption"><draw:frame draw:style-name="fr15" draw:name="Image7" text:anchor-type="paragraph" svg:x="0cm" svg:y="0cm" svg:width="12cm" svg:height="7.879cm" draw:z-index="27"><draw:image xlink:href="Pictures/1000020100000279000001A03F980409C04434D4.png" xlink:type="simple" xlink:show="embed" xlink:actuate="onLoad" loext:mime-type="image/png"/></draw:frame>Figure <text:sequence text:ref-name="refFigure5" text:name="Figure" text:formula="ooow:Figure+1" style:num-format="1">6</text:sequence>: Document with form controls</text:p></draw:text-box></draw:frame></text:p>
      <text:h text:style-name="P61" text:outline-level="2"><text:bookmark-start text:name="__RefHeading__8780_903114917"/><text:alphabetical-index-mark text:string-value="configuring form controls" text:key1="formulář"/>Configure form controls<text:bookmark-end text:name="__RefHeading__8780_903114917"/></text:h>
      <text:h text:style-name="Heading_20_3" text:outline-level="3"><text:bookmark-start text:name="__RefHeading___Toc282408_174721728"/>Text box<text:bookmark-end text:name="__RefHeading___Toc282408_174721728"/></text:h>
      <text:p text:style-name="P11">No further configuration is required for the Name field, but you may wish to change the height or width of the field, its background color, or other formatting. Pokud ano:</text:p>
      <text:list xml:id="list153649333864264" text:continue-list="list190788557" text:style-name="Numbering_20_1">
        <text:list-item text:start-value="1">
          <text:p text:style-name="P73">Be sure <text:span text:style-name="Strong_20_Emphasis">Design Mode</text:span> is on and <text:span text:style-name="Strong_20_Emphasis">Wizards</text:span> are off. </text:p>
        </text:list-item>
        <text:list-item>
          <text:p text:style-name="P73">Double-click on the <text:span text:style-name="Emphasis">Name</text:span> field to open the Properties: Text Box dialog (Figure <text:sequence-ref text:reference-format="value" text:ref-name="refFigure6">7</text:sequence-ref>).</text:p>
        </text:list-item>
        <text:list-item>
          <text:p text:style-name="P74">On the <text:span text:style-name="Emphasis">General</text:span> tab, scroll down (or expand the dialog by dragging the bottom edge down) to find the <text:span text:style-name="Strong_20_Emphasis">Width</text:span> and <text:span text:style-name="Strong_20_Emphasis">Height</text:span> properties. Change these as needed.</text:p>
        </text:list-item>
        <text:list-item>
          <text:p text:style-name="P75">You can then close the dialog or leave it open while you configure the other controls.</text:p>
        </text:list-item>
      </text:list>
      <text:p text:style-name="Figure"><text:soft-page-break/><draw:frame draw:style-name="fr5" draw:name="Frame1" text:anchor-type="as-char" svg:width="10.719cm" draw:z-index="29"><draw:text-box fo:min-height="8.505cm"><text:p text:style-name="Caption"><draw:frame draw:style-name="fr11" draw:name="Image8" text:anchor-type="paragraph" svg:width="10.719cm" svg:height="8.505cm" draw:z-index="31"><draw:image xlink:href="Pictures/10000201000001CC0000016D0381A7A761DE629A.png" xlink:type="simple" xlink:show="embed" xlink:actuate="onLoad" loext:mime-type="image/png"/></draw:frame>Figure <text:sequence text:ref-name="refFigure6" text:name="Figure" text:formula="ooow:Figure+1" style:num-format="1">7</text:sequence>: Changing the width and height of a text box</text:p></draw:text-box></draw:frame></text:p>
      <text:h text:style-name="Heading_20_3" text:outline-level="3"><text:bookmark-start text:name="__RefHeading___Toc273934_174721728"/>Option buttons<text:bookmark-end text:name="__RefHeading___Toc273934_174721728"/></text:h>
      <text:p text:style-name="Text_20_Body_20_List_20_Intro">The Gender option buttons need to be configured to allow only one of the three to be selected. You can do this in two ways: using individual option buttons as described here, or using a Group Box (see page <text:bookmark-ref text:reference-format="page" text:ref-name="__RefHeading___Toc273733_174721728">14</text:bookmark-ref>).</text:p>
      <text:list xml:id="list153649636808509" text:continue-list="list734404223" text:style-name="Numbering_20_1">
        <text:list-item text:start-value="1">
          <text:p text:style-name="P85">Be sure <text:span text:style-name="Strong_20_Emphasis">Design Mode</text:span> is <text:span text:style-name="Strong_20_Emphasis">ON</text:span> and <text:span text:style-name="Strong_20_Emphasis">Wizards</text:span> are <text:span text:style-name="Strong_20_Emphasis">OFF</text:span>.</text:p>
        </text:list-item>
        <text:list-item>
          <text:p text:style-name="P76">If the Properties dialog is open, click once on the first option button to change the dialog to Properties: Option Button. If the dialog is not open, double-click the first option button. In the Properties dialog (Figure <text:sequence-ref text:reference-format="value" text:ref-name="refFigure7">8</text:sequence-ref>), on the <text:span text:style-name="Emphasis">General</text:span> tab, type <text:span text:style-name="Strong_20_Emphasis">Male</text:span> in the <text:span text:style-name="Emphasis">Label</text:span> field and <text:span text:style-name="Strong_20_Emphasis">Gender</text:span> in the <text:span text:style-name="Emphasis">Group name</text:span> field.</text:p>
        </text:list-item>
        <text:list-item>
          <text:p text:style-name="P77">Repeat for the other two options, using <text:span text:style-name="Strong_20_Emphasis">Female</text:span> and <text:span text:style-name="Strong_20_Emphasis">Other</text:span>, respectively, for the <text:span text:style-name="Emphasis">Label</text:span> and <text:span text:style-name="Strong_20_Emphasis">Gender</text:span> for the <text:span text:style-name="Emphasis">Group name</text:span>. (Grouping allows only one option to be selected at a time.)</text:p>
        </text:list-item>
      </text:list>
      <text:p text:style-name="P47"><draw:frame draw:style-name="fr1" draw:name="Frame16" text:anchor-type="as-char" svg:width="11.636cm" draw:z-index="1"><draw:text-box fo:min-height="5.248cm"><text:p text:style-name="Caption"><draw:frame draw:style-name="fr12" draw:name="Image6" text:anchor-type="paragraph" svg:x="0cm" svg:y="0cm" svg:width="10.742cm" svg:height="5.103cm" draw:z-index="32"><draw:image xlink:href="Pictures/10000201000001CD000000DBB932BA68D06FF266.png" xlink:type="simple" xlink:show="embed" xlink:actuate="onLoad" loext:mime-type="image/png"/></draw:frame>Figure <text:sequence text:ref-name="refFigure7" text:name="Figure" text:formula="ooow:Figure+1" style:num-format="1">8</text:sequence>: Specifying label and group names for an option button</text:p></draw:text-box></draw:frame></text:p>
      <text:p text:style-name="P14">If the Option Buttons are too far apart, click on each in turn and drag it to the left or right.</text:p>
      <text:p text:style-name="P13">If the Option Buttons are not lined up neatly, do this:</text:p>
      <text:list xml:id="list153648666408347" text:continue-list="list153649333864264" text:style-name="Numbering_20_1">
        <text:list-item text:start-value="1">
          <text:p text:style-name="Numbering_20_1">Click the <text:span text:style-name="Strong_20_Emphasis">Select</text:span> button on the Form Controls toolbar and draw a box around the three option button controls with the mouse to select all of them (Figure <text:sequence-ref text:reference-format="value" text:ref-name="refFigure8">9</text:sequence-ref>).</text:p>
        </text:list-item>
        <text:list-item>
          <text:p text:style-name="P78">Right-click and choose <text:span text:style-name="Strong_20_Emphasis">Align &gt; Top</text:span> from the context menu. Figure <text:sequence-ref text:reference-format="value" text:ref-name="refFigure9">10</text:sequence-ref><text:s/>shows the result.</text:p>
        </text:list-item>
      </text:list>
      <text:p text:style-name="Figure"><text:soft-page-break/><draw:frame draw:style-name="fr6" draw:name="Frame23" text:anchor-type="as-char" svg:width="13cm" draw:z-index="33"><draw:text-box fo:min-height="7.719cm"><text:p text:style-name="Caption"><draw:frame draw:style-name="fr14" draw:name="Image12" text:anchor-type="paragraph" svg:x="0cm" svg:y="0cm" svg:width="13cm" svg:height="7.154cm" draw:z-index="34"><draw:image xlink:href="Pictures/10000201000002910000019CC79FF5479EFE1F28.png" xlink:type="simple" xlink:show="embed" xlink:actuate="onLoad" loext:mime-type="image/png"/></draw:frame>Figure <text:sequence text:ref-name="refFigure8" text:name="Figure" text:formula="ooow:Figure+1" style:num-format="1">9</text:sequence>: Select controls and align to top</text:p></draw:text-box></draw:frame></text:p>
      <text:p text:style-name="Figure"><draw:frame draw:style-name="fr5" draw:name="Frame19" text:anchor-type="as-char" svg:width="13.019cm" draw:z-index="8"><draw:text-box fo:min-height="1.596cm"><text:p text:style-name="Caption"><draw:frame draw:style-name="fr13" draw:name="Image11" text:anchor-type="paragraph" svg:x="0cm" svg:y="0.06cm" svg:width="13.019cm" svg:height="1.087cm" draw:z-index="35"><draw:image xlink:href="Pictures/100002010000025F000000E962AE19FFB3303C09.png" xlink:type="simple" xlink:show="embed" xlink:actuate="onLoad" loext:mime-type="image/png"/></draw:frame>Figure <text:sequence text:ref-name="refFigure9" text:name="Figure" text:formula="ooow:Figure+1" style:num-format="1">10</text:sequence>: Result of action to align controls</text:p></draw:text-box></draw:frame></text:p>
      <text:h text:style-name="P64" text:outline-level="3"><text:bookmark-start text:name="__RefHeading___Toc282410_174721728"/>List box<text:bookmark-end text:name="__RefHeading___Toc282410_174721728"/></text:h>
      <text:p text:style-name="P41">To add the list of choices to the the list box, do this:</text:p>
      <text:list xml:id="list930663560" text:style-name="Numbering_20_1">
        <text:list-item text:start-value="1">
          <text:p text:style-name="P72">Be sure <text:span text:style-name="Strong_20_Emphasis">Design Mode</text:span> is <text:span text:style-name="Strong_20_Emphasis">ON</text:span> and <text:span text:style-name="Strong_20_Emphasis">Wizards</text:span> are <text:span text:style-name="Strong_20_Emphasis">OFF</text:span>. Double-click the List Box control to open the control’s Properties dialog (Figure <text:sequence-ref text:reference-format="value" text:ref-name="refFigure11">12</text:sequence-ref>). Select the <text:span text:style-name="Emphasis">General</text:span> tab.</text:p>
        </text:list-item>
        <text:list-item>
          <text:p text:style-name="P72">Scroll down to find the List Entries text input box. Type the names of the shapes (Circle, Triangle, Square, Pentagon) one at a time. After each, press <text:span text:style-name="Keystroke">Shift+Enter</text:span>, as shown in Figure <text:sequence-ref text:reference-format="value" text:ref-name="refFigure10">11</text:sequence-ref>.</text:p>
        </text:list-item>
      </text:list>
      <text:p text:style-name="Figure"><draw:frame draw:style-name="fr5" draw:name="Frame15" text:anchor-type="as-char" svg:width="9.999cm" draw:z-index="36"><draw:text-box fo:min-height="7.41cm"><text:p text:style-name="Caption"><draw:frame draw:style-name="fr11" draw:name="Image9" text:anchor-type="paragraph" svg:width="9.999cm" svg:height="6.957cm" draw:z-index="37"><draw:image xlink:href="Pictures/10000201000001C90000013E1F3DB52ACBF58598.png" xlink:type="simple" xlink:show="embed" xlink:actuate="onLoad" loext:mime-type="image/png"/></draw:frame>Figure <text:sequence text:ref-name="refFigure10" text:name="Figure" text:formula="ooow:Figure+1" style:num-format="1">11</text:sequence>: Entering the terms for a list</text:p></draw:text-box></draw:frame></text:p>
      <text:list xml:id="list153650158744050" text:continue-list="list153648666408347" text:style-name="Numbering_20_1">
        <text:list-header>
          <text:p text:style-name="Numbering_20_1">When you click away from the List entries box in the dialog, you should see a line saying "Circle";"Triangle";"Square";"Pentagon" (Figure <text:sequence-ref text:reference-format="value" text:ref-name="refFigure11">12</text:sequence-ref>).</text:p>
        </text:list-header>
      </text:list>
      <text:p text:style-name="P47"><text:soft-page-break/><draw:frame draw:style-name="fr1" draw:name="Frame20" text:anchor-type="as-char" svg:width="9.991cm" draw:z-index="38"><draw:text-box fo:min-height="7.537cm"><text:p text:style-name="Caption"><draw:frame draw:style-name="fr12" draw:name="Image10" text:anchor-type="paragraph" svg:x="0cm" svg:y="0cm" svg:width="9.991cm" svg:height="7.091cm" draw:z-index="39"><draw:image xlink:href="Pictures/10000201000001CA000001450EFF29B222BB4627.png" xlink:type="simple" xlink:show="embed" xlink:actuate="onLoad" loext:mime-type="image/png"/></draw:frame>Figure <text:sequence text:ref-name="refFigure11" text:name="Figure" text:formula="ooow:Figure+1" style:num-format="1">12</text:sequence>: Properties dialog for a list box</text:p></draw:text-box></draw:frame></text:p>
      <text:h text:style-name="Heading_20_3" text:outline-level="3"><text:bookmark-start text:name="__RefHeading___Toc282412_174721728"/>Check boxes<text:bookmark-end text:name="__RefHeading___Toc282412_174721728"/></text:h>
      <text:p text:style-name="P8">To give the check boxes names:</text:p>
      <text:list xml:id="list153650098204358" text:continue-list="list930663560" text:style-name="Numbering_20_1">
        <text:list-item text:start-value="1">
          <text:p text:style-name="Numbering_20_1">Be sure <text:span text:style-name="Strong_20_Emphasis">Design Mode</text:span> is <text:span text:style-name="Strong_20_Emphasis">ON</text:span> and <text:span text:style-name="Strong_20_Emphasis">Wizards</text:span> are <text:span text:style-name="Strong_20_Emphasis">OFF</text:span>. Double-click the first Check Box control.</text:p>
        </text:list-item>
        <text:list-item>
          <text:p text:style-name="P79">In the Properties: Check Box dialog (Figure <text:sequence-ref text:reference-format="value" text:ref-name="refFigure12">13</text:sequence-ref>), change the text in the Label field to <text:span text:style-name="Emphasis">Circle</text:span> and press <text:span text:style-name="Keystroke">Enter</text:span>. The cursor moves to the next line, and the label on the check box in the document changes immediately.</text:p>
        </text:list-item>
      </text:list>
      <text:p text:style-name="P47"><draw:frame draw:style-name="fr1" draw:name="Frame2" text:anchor-type="as-char" svg:width="10.968cm" draw:z-index="9"><draw:text-box fo:min-height="5.145cm"><text:p text:style-name="Caption"><draw:frame draw:style-name="fr11" draw:name="graphics66" text:anchor-type="paragraph" svg:width="10.821cm" svg:height="4.577cm" draw:z-index="10"><draw:image xlink:href="Pictures/1000000000000199000000AD5DDCE24BF70B3890.png" xlink:type="simple" xlink:show="embed" xlink:actuate="onLoad" loext:mime-type="image/png"/></draw:frame>Figure <text:sequence text:ref-name="refFigure12" text:name="Figure" text:formula="ooow:Figure+1" style:num-format="1">13</text:sequence>: Top part of Properties dialog for a check box</text:p></draw:text-box></draw:frame></text:p>
      <text:list xml:id="list153650188324883" text:continue-numbering="true" text:style-name="Numbering_20_1">
        <text:list-item>
          <text:p text:style-name="P72">Click each of the other three check boxes in turn. Change the text in the Label text input box in the Properties dialog to <text:span text:style-name="Emphasis">Triangle</text:span>, <text:span text:style-name="Emphasis">Square</text:span>, and <text:span text:style-name="Emphasis">Pentagon</text:span> in turn.</text:p>
        </text:list-item>
        <text:list-item>
          <text:p text:style-name="P72">Zavřeme dialogové okno Vlastnosti.</text:p>
        </text:list-item>
        <text:list-item>
          <text:p text:style-name="P72">Turn <text:span text:style-name="Strong_20_Emphasis">Design Mode</text:span> off.</text:p>
        </text:list-item>
      </text:list>
      <text:p text:style-name="P8">You have now completed the form, which should look something like Figure <text:sequence-ref text:reference-format="value" text:ref-name="refFigure3">4</text:sequence-ref><text:s/>on page <text:sequence-ref text:reference-format="page" text:ref-name="refFigure3">10</text:sequence-ref>.</text:p>
      <text:h text:style-name="Heading_20_3" text:outline-level="3"><text:bookmark-start text:name="__RefHeading___Toc273733_174721728"/>Group box<text:bookmark-end text:name="__RefHeading___Toc273733_174721728"/></text:h>
      <text:p text:style-name="Text_20_body">As an alternative to creating individual option buttons for Gender (described on page <text:bookmark-ref text:reference-format="page" text:ref-name="__RefHeading___Toc273934_174721728">12</text:bookmark-ref>), you can use a Group Box to insert a group of option buttons. Group boxes stack the selections one under the other (as shown in Figure ); individual buttons can be moved into any arrangement you prefer (we arranged them horizontally on page <text:bookmark-ref text:reference-format="page" text:ref-name="__RefHeading___Toc273934_174721728">12</text:bookmark-ref>).</text:p>
      <text:p text:style-name="P15">To use a Group Box instead of individual Option Buttons:</text:p>
      <text:list xml:id="list153650708804902" text:continue-list="list153650158744050" text:style-name="Numbering_20_1">
        <text:list-item text:start-value="1">
          <text:p text:style-name="Numbering_20_1">Be sure both <text:span text:style-name="Strong_20_Emphasis">Design Mode</text:span> and <text:span text:style-name="Strong_20_Emphasis">Wizards</text:span> are <text:span text:style-name="Strong_20_Emphasis">ON</text:span>. Click the <text:span text:style-name="Strong_20_Emphasis">Group Box</text:span> icon and draw a box next to the <text:span text:style-name="Emphasis">Gender:</text:span> label. The Group Element Wizard (Figure <text:sequence-ref text:reference-format="value" text:ref-name="refFigure13">14</text:sequence-ref>) opens automatically.</text:p>
        </text:list-item>
        <text:list-item>
          <text:p text:style-name="P80"><text:soft-page-break/>Type <text:span text:style-name="User_20_Entry">Male</text:span> in the box on the left. Click the <text:span text:style-name="Strong_20_Emphasis">&gt;&gt;</text:span> button to move it to the <text:span text:style-name="Emphasis">Option fields</text:span> box on the right.</text:p>
        </text:list-item>
        <text:list-item>
          <text:p text:style-name="P80">Repeat for <text:span text:style-name="User_20_Entry">Female</text:span> and <text:span text:style-name="User_20_Entry">Other</text:span>. The Wizard should now look like Figure <text:sequence-ref text:reference-format="value" text:ref-name="refFigure14">15</text:sequence-ref>. Click <text:span text:style-name="Strong_20_Emphasis">Next&gt;</text:span>.</text:p>
        </text:list-item>
        <text:list-item>
          <text:p text:style-name="P81">On the next page of the Wizard (Figure <text:sequence-ref text:reference-format="value" text:ref-name="refFigure15">16</text:sequence-ref>), choose <text:span text:style-name="Strong_20_Emphasis">No, one particular field is not going to be selected</text:span> as a default. Click Next&gt;.</text:p>
        </text:list-item>
        <text:list-item>
          <text:p text:style-name="P82">On the next page, make no changes. Click <text:span text:style-name="Strong_20_Emphasis">Next&gt;</text:span>.</text:p>
        </text:list-item>
        <text:list-item>
          <text:p text:style-name="P83">On the next page, delete the words “Group Box” from the caption area. If we did not have a Gender: label already in the form, you might want to type <text:span text:style-name="User_20_Entry">Gender</text:span> as the caption.</text:p>
        </text:list-item>
        <text:list-item>
          <text:p text:style-name="P81">Klepneme na tlačítko <text:span text:style-name="Strong_20_Emphasis">Dokončit</text:span>. The survey form should look like Figure <text:sequence-ref text:reference-format="value" text:ref-name="refFigure16">17</text:sequence-ref>.</text:p>
        </text:list-item>
      </text:list>
      <text:p text:style-name="Figure"><draw:frame draw:style-name="fr5" draw:name="Frame24" text:anchor-type="as-char" svg:width="17cm" draw:z-index="40"><draw:text-box fo:min-height="9.543cm"><text:p text:style-name="Caption"><draw:frame draw:style-name="fr10" draw:name="Image14" text:anchor-type="paragraph" svg:width="17cm" style:rel-width="100%" svg:height="9.543cm" style:rel-height="scale" draw:z-index="41"><draw:image xlink:href="Pictures/1000020100000327000001C57A957DED6085D42E.png" xlink:type="simple" xlink:show="embed" xlink:actuate="onLoad" loext:mime-type="image/png"/></draw:frame>Figure <text:sequence text:ref-name="refFigure13" text:name="Figure" text:formula="ooow:Figure+1" style:num-format="1">14</text:sequence>: Inserting a Group Box using the Group Element Wizard</text:p></draw:text-box></draw:frame></text:p>
      <text:p text:style-name="Figure"><draw:frame draw:style-name="fr5" draw:name="Frame25" text:anchor-type="as-char" svg:width="11.837cm" draw:z-index="42"><draw:text-box fo:min-height="4.334cm"><text:p text:style-name="Caption"><draw:frame draw:style-name="fr10" draw:name="Image15" text:anchor-type="paragraph" svg:width="11.837cm" style:rel-width="100%" svg:height="4.334cm" style:rel-height="scale" draw:z-index="43"><draw:image xlink:href="Pictures/10000201000001FC000000BA7307FA7054DEBC95.png" xlink:type="simple" xlink:show="embed" xlink:actuate="onLoad" loext:mime-type="image/png"/></draw:frame>Figure <text:sequence text:ref-name="refFigure14" text:name="Figure" text:formula="ooow:Figure+1" style:num-format="1">15</text:sequence>: Wizard after adding names for the option fields</text:p></draw:text-box></draw:frame></text:p>
      <text:p text:style-name="Figure"><draw:frame draw:style-name="fr5" draw:name="Frame26" text:anchor-type="as-char" svg:width="11.86cm" draw:z-index="44"><draw:text-box fo:min-height="3.122cm"><text:p text:style-name="Caption"><draw:frame draw:style-name="fr10" draw:name="Image16" text:anchor-type="paragraph" svg:width="11.86cm" style:rel-width="100%" svg:height="3.122cm" style:rel-height="scale" draw:z-index="45"><draw:image xlink:href="Pictures/10000201000001FD00000086E979F3744719965F.png" xlink:type="simple" xlink:show="embed" xlink:actuate="onLoad" loext:mime-type="image/png"/></draw:frame>Figure <text:sequence text:ref-name="refFigure15" text:name="Figure" text:formula="ooow:Figure+1" style:num-format="1">16</text:sequence>: Choosing to not have a default option</text:p></draw:text-box></draw:frame></text:p>
      <text:p text:style-name="Figure"><text:soft-page-break/><draw:frame draw:style-name="fr5" draw:name="Frame27" text:anchor-type="as-char" svg:width="12.081cm" draw:z-index="46"><draw:text-box fo:min-height="3.657cm"><text:p text:style-name="Caption"><draw:frame draw:style-name="fr10" draw:name="Image17" text:anchor-type="paragraph" svg:width="13.54cm" style:rel-width="100%" svg:height="3.519cm" style:rel-height="scale" draw:z-index="47"><draw:image xlink:href="Pictures/100002010000024500000097EDD12B31A0177C7D.png" xlink:type="simple" xlink:show="embed" xlink:actuate="onLoad" loext:mime-type="image/png"/></draw:frame>Figure <text:sequence text:ref-name="refFigure16" text:name="Figure" text:formula="ooow:Figure+1" style:num-format="1">17</text:sequence>: Final group box in survey form</text:p></draw:text-box></draw:frame></text:p>
      <text:h text:style-name="P61" text:outline-level="2"><text:bookmark-start text:name="__RefHeading__8782_903114917"/>Finishing touches<text:bookmark-end text:name="__RefHeading__8782_903114917"/></text:h>
      <text:p text:style-name="P8">The form is complete, but you are free to make further changes to the document. If you plan to <text:s/>send this out to other people to complete, you probably want to make the document read-only so that users would be able to fill in the form but not make any other changes to the document.</text:p>
      <text:p text:style-name="P8">To make the document read-only, select <text:span text:style-name="Strong_20_Emphasis">File &gt; Properties</text:span>, select the <text:span text:style-name="Emphasis">Security</text:span> tab and enable <text:span text:style-name="Strong_20_Emphasis">Open file read-only</text:span>.</text:p>
      <text:list xml:id="list153648844674031" text:continue-list="list3190798213" text:style-name="Heading_20_Note">
        <text:list-item>
          <text:p text:style-name="P66">Poznámka</text:p>
        </text:list-item>
      </text:list>
      <text:p text:style-name="P29">If the document is read-only, anyone filling in the form will need to use <text:span text:style-name="Strong_20_Emphasis">File &gt; Save as</text:span> to save the document.</text:p>
      <text:h text:style-name="P55" text:outline-level="1"><text:bookmark-start text:name="__RefHeading__8784_903114917"/><text:alphabetical-index-mark text:string-value="accessing data sources" text:key1="formulář"/><text:alphabetical-index-mark text:string-value="accessing using a form" text:key1="zdroj dat"/>Accessing data sources<text:bookmark-end text:name="__RefHeading__8784_903114917"/></text:h>
      <text:p text:style-name="P8">The most common use for a form is to input information into a database. For example, you can design a form that others can use to enter information into a contacts database. Because it is part of a Writer document, the form can contain graphics, formatting, tables, and other elements to make it look just the way you want. Modifying the form is as simple as editing a document.</text:p>
      <text:p text:style-name="P8">LibreOffice can access numerous data sources. These include ODBC, MySQL, Oracle JDBC, spreadsheets and text files. As a general rule, databases can be accessed for reading and writing; other data sources (such as spreadsheets) are read-only.</text:p>
      <text:list xml:id="list153649456326882" text:continue-list="list153649311755490" text:style-name="Heading_20_Tip">
        <text:list-item>
          <text:p text:style-name="P68">Tip</text:p>
        </text:list-item>
      </text:list>
      <text:p text:style-name="P29">To see the list of supported data source types for your operating system, choose <text:span text:style-name="Strong_20_Emphasis">File &gt; New &gt; Database</text:span>. On the first page of the Database Wizard, select <text:span text:style-name="Strong_20_Emphasis">Connect to an existing database</text:span> and then open the drop-down list.</text:p>
      <text:p text:style-name="Text_20_body">Chapter 8, Getting Started with Base, in the <text:span text:style-name="Emphasis">Getting Started Guide</text:span> covers in detail how to create a database. For the purpose of this chapter, we assume you have previously created a database or other data source and registered it for use with Writer.</text:p>
      <text:h text:style-name="Heading_20_2" text:outline-level="2"><text:bookmark-start text:name="__RefHeading___Toc26360_1990581438"/>Creating a form for <text:alphabetical-index-mark text:string-value="data entry form creation" text:key1="formulář"/>data entry<text:bookmark-end text:name="__RefHeading___Toc26360_1990581438"/></text:h>
      <text:p text:style-name="P40">Once a database is registered with LibreOffice, follow these steps to link a form to the data source:</text:p>
      <text:list xml:id="list717622884" text:style-name="Numbering_20_1">
        <text:list-item text:start-value="1">
          <text:p text:style-name="P72">Create a new document in Writer (<text:span text:style-name="Strong_20_Emphasis">File &gt; New &gt; Text Document</text:span>).</text:p>
        </text:list-item>
        <text:list-item>
          <text:p text:style-name="P72">Design your form, without putting in the actual fields (you can always change it later).</text:p>
        </text:list-item>
        <text:list-item>
          <text:p text:style-name="P84">Show the Form Controls and Form Design toolbars.</text:p>
        </text:list-item>
        <text:list-item>
          <text:p text:style-name="P72">Click the <text:span text:style-name="Strong_20_Emphasis">Design Mode</text:span> icon to put the document into design mode.</text:p>
        </text:list-item>
        <text:list-item>
          <text:p text:style-name="P72">Click the <text:span text:style-name="Strong_20_Emphasis">Text Box</text:span> icon. Click in the document and drag to create a text box for the first form field.</text:p>
        </text:list-item>
        <text:list-item>
          <text:p text:style-name="P72"><text:soft-page-break/>Click the Text Box icon again and drag the mouse to draw another field. Additional fields, of any type, can be added in the same way (click and drag).</text:p>
        </text:list-item>
      </text:list>
      <text:p text:style-name="P42">So far you have followed the same steps used before when creating your first form. To link the form with the data source you registered:</text:p>
      <text:list xml:id="list153648860635519" text:continue-list="list1618800063" text:style-name="Numbering_20_1">
        <text:list-item text:start-value="1">
          <text:p text:style-name="P72">Click the <text:span text:style-name="Strong_20_Emphasis">Form Properties</text:span> icon in the Form Design toolbar, or right-click any of the fields you inserted and select <text:span text:style-name="Strong_20_Emphasis">Form Properties</text:span>, to open the Form Properties dialog (Figure <text:sequence-ref text:reference-format="value" text:ref-name="refFigure17">18</text:sequence-ref>).</text:p>
        </text:list-item>
      </text:list>
      <text:p text:style-name="P47"><draw:frame draw:style-name="fr4" draw:name="Frame13" text:anchor-type="as-char" svg:width="10.171cm" draw:z-index="14"><draw:text-box fo:min-height="8.438cm"><text:p text:style-name="Caption"><draw:frame draw:style-name="fr8" draw:name="graphics11" text:anchor-type="as-char" svg:width="9.26cm" svg:height="7.999cm" draw:z-index="15"><draw:image xlink:href="Pictures/10000000000001E6000001B57240EE0C7EA86962.png" xlink:type="simple" xlink:show="embed" xlink:actuate="onLoad" loext:mime-type="image/png"/></draw:frame></text:p><text:p text:style-name="Caption">Figure <text:sequence text:ref-name="refFigure17" text:name="Figure" text:formula="ooow:Figure+1" style:num-format="1">18</text:sequence>: <text:alphabetical-index-mark text:string-value="form properties" text:key1="formulář"/><text:alphabetical-index-mark text:string-value="Form Properties dialog" text:key1="formulář"/><text:alphabetical-index-mark text:string-value="Form Properties dialog"/>Form properties, connecting to a data source</text:p></draw:text-box></draw:frame></text:p>
      <text:list xml:id="list153649517912206" text:continue-numbering="true" text:style-name="Numbering_20_1">
        <text:list-item>
          <text:p text:style-name="P72">In the Form Properties dialog, choose the <text:span text:style-name="Emphasis">Data</text:span> tab.</text:p>
        </text:list-item>
      </text:list>
      <text:list xml:id="list481004980" text:style-name="List_20_2">
        <text:list-item>
          <text:p text:style-name="P71">Set <text:span text:style-name="Strong_20_Emphasis">Data Source</text:span> to be the data source you registered.</text:p>
        </text:list-item>
        <text:list-item>
          <text:p text:style-name="P71">Set <text:span text:style-name="Strong_20_Emphasis">Content Type</text:span> to be Table.</text:p>
        </text:list-item>
        <text:list-item>
          <text:p text:style-name="P71">Set Content to be the name of the table you want to access.</text:p>
        </text:list-item>
        <text:list-item>
          <text:p text:style-name="P71">Close the dialog.</text:p>
        </text:list-item>
      </text:list>
      <text:list xml:id="list153650593028933" text:continue-list="list153649517912206" text:style-name="Numbering_20_1">
        <text:list-item>
          <text:p text:style-name="P72">For each form control in turn, click the control to select it (small green boxes appear around it), then launch the Properties dialog: either right-click and select <text:span text:style-name="Strong_20_Emphasis">Control Properties</text:span> or click the <text:span text:style-name="Strong_20_Emphasis">Control Properties</text:span> icon on the Form Controls toolbar.</text:p>
        </text:list-item>
        <text:list-item>
          <text:p text:style-name="P72">In the Properties dialog, click the <text:span text:style-name="Emphasis">Data</text:span> tab (Figure <text:sequence-ref text:reference-format="value" text:ref-name="refFigure18">19</text:sequence-ref>). If you set up the form correctly, the Data Field option will contain a list of the different fields in the data source (for example, Name, Address and Telephone). Select the field you want.</text:p>
        </text:list-item>
      </text:list>
      <text:p text:style-name="P47"><draw:frame draw:style-name="fr4" draw:name="Frame14" text:anchor-type="as-char" svg:width="10.123cm" draw:z-index="16"><draw:text-box fo:min-height="4.583cm"><text:p text:style-name="Caption"><draw:frame draw:style-name="fr8" draw:name="graphics12" text:anchor-type="as-char" svg:width="10.123cm" svg:height="3.99cm" draw:z-index="18"><draw:image xlink:href="Pictures/10000000000001E7000000C0648D3A91ED549431.png" xlink:type="simple" xlink:show="embed" xlink:actuate="onLoad" loext:mime-type="image/png"/></draw:frame></text:p><text:p text:style-name="Caption">Figure <text:sequence text:ref-name="refFigure18" text:name="Figure" text:formula="ooow:Figure+1" style:num-format="1">19</text:sequence>: Form control properties, Data tab</text:p></draw:text-box></draw:frame></text:p>
      <text:list xml:id="list153650490673631" text:continue-numbering="true" text:style-name="Numbering_20_1">
        <text:list-item>
          <text:p text:style-name="P72">Repeat for each control in turn until every control that should be assigned to a field has been assigned.</text:p>
        </text:list-item>
      </text:list>
      <text:list xml:id="list3654529077" text:style-name="Heading_20_Caution">
        <text:list-item>
          <text:p text:style-name="P65"><text:soft-page-break/>Upozornění</text:p>
        </text:list-item>
      </text:list>
      <text:p text:style-name="P29">If you created a database in LibreOffice Base and your Primary Key field had Auto Value set to Yes, that field does not need to be part of the form. If Auto Value was set to No, you will have to include it and have your users enter a unique value into that field whenever they make a new entry—not something that is recommended.</text:p>
      <text:h text:style-name="P61" text:outline-level="2"><text:bookmark-start text:name="__RefHeading__8792_903114917"/><text:alphabetical-index-mark text:string-value="zadávání dat" text:key1="formulář"/>Entering data into a form<text:bookmark-end text:name="__RefHeading__8792_903114917"/></text:h>
      <text:p text:style-name="P40">Once you have created a form and tied it to a database, use it to enter data into the database or modify data already there:</text:p>
      <text:list xml:id="list2172263944" text:style-name="Numbering_20_1">
        <text:list-item text:start-value="1">
          <text:p text:style-name="P72">Make sure that the form is <text:span text:style-name="Strong_20_Emphasis">not</text:span> in design mode. (In the Form Controls toolbar, click the <text:span text:style-name="Strong_20_Emphasis">Design Mode</text:span> icon. When design mode is off, most of the buttons on the toolbar will be grayed out.)</text:p>
        </text:list-item>
        <text:list-item>
          <text:p text:style-name="P72">Make sure that the Form Navigation toolbar is on (<text:span text:style-name="Strong_20_Emphasis">View &gt; Toolbars &gt; Form Navigation</text:span>). This toolbar normally appears at the bottom of the workspace.</text:p>
        </text:list-item>
      </text:list>
      <text:p text:style-name="P47"><draw:frame draw:style-name="fr4" draw:name="Frame8" text:anchor-type="as-char" svg:width="17.034cm" draw:z-index="20"><draw:text-box fo:min-height="1.291cm"><text:p text:style-name="Caption"><draw:frame draw:style-name="fr9" draw:name="graphics52" text:anchor-type="as-char" svg:width="17.034cm" svg:height="0.676cm" draw:z-index="22"><draw:image xlink:href="Pictures/100000000000030D0000001F2D7D078BBC3693CC.png" xlink:type="simple" xlink:show="embed" xlink:actuate="onLoad" loext:mime-type="image/png"/></draw:frame></text:p><text:p text:style-name="Caption">Figure <text:sequence text:ref-name="refFigure19" text:name="Figure" text:formula="ooow:Figure+1" style:num-format="1">20</text:sequence>: Form Navigation toolbar</text:p></draw:text-box></draw:frame></text:p>
      <text:list xml:id="list153650191113702" text:continue-numbering="true" text:style-name="Numbering_20_1">
        <text:list-item>
          <text:p text:style-name="P72">If there is existing data in the data source, use the control buttons on the Form Navigation toolbar to look at different records. To amend data in a record, edit the values in the form. To submit the changes, press <text:span text:style-name="Keystroke">Enter</text:span> with the cursor in the last field. The record is saved and the next record is displayed.</text:p>
        </text:list-item>
        <text:list-item>
          <text:p text:style-name="P72">If there is no data in the form, enter information by typing into the fields of the form. To submit the new record, press <text:span text:style-name="Keystroke">Enter</text:span> with the cursor in the last field.</text:p>
        </text:list-item>
        <text:list-item>
          <text:p text:style-name="P72">Other functions can be performed from the Form Navigation toolbar, including deleting a record and adding a <field:fieldmark-start text:name="__Fieldmark__81123_1574463793" field:type=""/>new record<field:fieldmark-end/>.</text:p>
        </text:list-item>
      </text:list>
      <text:list xml:id="list153649170807896" text:continue-list="list153648844674031" text:style-name="Heading_20_Note">
        <text:list-item>
          <text:p text:style-name="P66">Poznámka</text:p>
        </text:list-item>
      </text:list>
      <text:p text:style-name="P29">If a user tries to fill in the form and receives the error “Attempt to insert null into a non-nullable column”, then the form designer should go back to the database and confirm that the Primary Key field has the Auto Value set to Yes. This error will prevent the form user from saving the records.</text:p>
      <text:h text:style-name="P55" text:outline-level="1"><text:bookmark-start text:name="__RefHeading__8794_903114917"/>Advanced form <text:alphabetical-index-mark text:string-value="customization, advanced" text:key1="formulář"/>customization<text:bookmark-end text:name="__RefHeading__8794_903114917"/></text:h>
      <text:h text:style-name="P61" text:outline-level="2"><text:bookmark-start text:name="__RefHeading__8796_903114917"/><text:alphabetical-index-mark text:string-value="linking macro to a control" text:key1="formulář"/><text:alphabetical-index-mark text:string-value="linking to a form control" text:key1="macro"/>Linking a macro to a form control<text:bookmark-end text:name="__RefHeading__8796_903114917"/></text:h>
      <text:p text:style-name="P8">You can set any form control (for example, text box or button) to perform an action when triggered by some event.</text:p>
      <text:p text:style-name="P40">To assign a macro to an event:</text:p>
      <text:list xml:id="list1866003215" text:style-name="Numbering_20_1">
        <text:list-item text:start-value="1">
          <text:p text:style-name="P72">Create the macro. See Chapter 13, Getting Started with Macros, in the <text:span text:style-name="Emphasis">Getting Started Guide</text:span>.</text:p>
        </text:list-item>
        <text:list-item>
          <text:p text:style-name="P72">Be sure the form is in design mode. Right-click the form control, select <text:span text:style-name="Strong_20_Emphasis">Control Properties</text:span> from the context menu, and click the <text:span text:style-name="Emphasis">Events</text:span> tab (Figure <text:sequence-ref text:reference-format="value" text:ref-name="refFigure20">21</text:sequence-ref>).</text:p>
        </text:list-item>
      </text:list>
      <text:p text:style-name="P47"><text:soft-page-break/><draw:frame draw:style-name="fr3" draw:name="Frame3" text:anchor-type="as-char" svg:y="-9.192cm" svg:width="9.712cm" draw:z-index="24"><draw:text-box fo:min-height="11.229cm"><text:p text:style-name="Caption"><draw:frame draw:style-name="fr8" draw:name="graphics13" text:anchor-type="as-char" svg:width="9.712cm" svg:height="10.712cm" draw:z-index="26"><draw:image xlink:href="Pictures/10000000000001E500000217C7B7426686DD0A2A.png" xlink:type="simple" xlink:show="embed" xlink:actuate="onLoad" loext:mime-type="image/png"/></draw:frame></text:p><text:p text:style-name="Caption">Figure <text:sequence text:ref-name="refFigure20" text:name="Figure" text:formula="ooow:Figure+1" style:num-format="1">21</text:sequence>: Control properties, Events tab</text:p></draw:text-box></draw:frame></text:p>
      <text:list xml:id="list153648843658091" text:continue-numbering="true" text:style-name="Numbering_20_1">
        <text:list-item>
          <text:p text:style-name="P72">Click the browse icon by any event to open the Assign Action dialog (Figure <text:sequence-ref text:reference-format="value" text:ref-name="refFigure21">22</text:sequence-ref>).</text:p>
        </text:list-item>
        <text:list-item>
          <text:p text:style-name="P72">Click the <text:span text:style-name="Strong_20_Emphasis">Macro</text:span> button and select the macro from the list in the Macro Selector dialog (not shown). You return to the Assign action dialog. Repeat as needed, then click <text:span text:style-name="Strong_20_Emphasis">OK</text:span> to close the dialog.</text:p>
        </text:list-item>
      </text:list>
      <text:p text:style-name="P16">Macros can also be assigned to events relating to the form as a whole. To do this, right-click a form control in the document, select <text:span text:style-name="Strong_20_Emphasis">Form Propertie</text:span>s, and click the <text:span text:style-name="Emphasis">Events</text:span> tab.</text:p>
      <text:p text:style-name="P47"><draw:frame draw:style-name="fr2" draw:name="Frame12" text:anchor-type="as-char" svg:width="14.545cm" draw:z-index="28"><draw:text-box fo:min-height="9.544cm"><text:p text:style-name="Caption"><draw:frame draw:style-name="fr8" draw:name="graphics14" text:anchor-type="as-char" svg:width="14.545cm" svg:height="9.047cm" draw:z-index="30"><draw:image xlink:href="Pictures/10000000000002FA000001DAE9FF94A3035CCF56.png" xlink:type="simple" xlink:show="embed" xlink:actuate="onLoad" loext:mime-type="image/png"/></draw:frame></text:p><text:p text:style-name="Caption">Figure <text:sequence text:ref-name="refFigure21" text:name="Figure" text:formula="ooow:Figure+1" style:num-format="1">22</text:sequence>: <text:alphabetical-index-mark text:string-value="Assign action dialog (form)"/>Assign action dialog</text:p></draw:text-box></draw:frame></text:p>
      <text:h text:style-name="P61" text:outline-level="2"><text:bookmark-start text:name="__RefHeading__8798_903114917"/><text:soft-page-break/><text:alphabetical-index-mark text:string-value="read-only forms"/><text:alphabetical-index-mark text:string-value="read-only " text:key1="formulář"/>Read-only documents<text:bookmark-end text:name="__RefHeading__8798_903114917"/></text:h>
      <text:p text:style-name="P8">Having created your form, you want whoever is using it to be able to access the information stored in the database, or complete the form, without changing the layout. To do this, make the document read-only by choosing<text:span text:style-name="Strong_20_Emphasis"> File &gt; Properties &gt; Security</text:span> and selecting <text:span text:style-name="Strong_20_Emphasis">Open file read-only</text:span>.</text:p>
      <text:h text:style-name="P61" text:outline-level="2"><text:bookmark-start text:name="__RefHeading__8800_903114917"/>Fine-tuning <text:alphabetical-index-mark text:string-value="access permissions" text:key1="databáze"/><text:alphabetical-index-mark-start text:id="IMark93080536" text:key1="form"/>database access permissions<text:bookmark-end text:name="__RefHeading__8800_903114917"/><text:alphabetical-index-mark-end text:id="IMark93080536"/></text:h>
      <text:p text:style-name="P8">By default, when a database is accessed from a form, any changes can be made to it: records can be added, deleted, and amended. You may not want that behavior. For example, you may want users to be able only to add new records or to be prohibited from deleting existing records.</text:p>
      <text:p text:style-name="P8">In design mode, right-click a form control and select <text:span text:style-name="Strong_20_Emphasis">Form Properties</text:span> from the context menu. On the Data tab of the Form Properties dialog are a number of options: Allow additions, Allow deletions, Allow modifications and Add data only. Set each of these to Yes or No to control the access users have to the data source.</text:p>
      <text:p text:style-name="P8">Individual fields can also be protected. This might be useful if you wanted a user to be able to modify some parts of a record but only view others, such as a stock list where item descriptions are fixed and quantities can be modified.</text:p>
      <text:p text:style-name="P8">To make an individual field read-only, in design mode, right-click the form control within the document and select Control from the context menu. Select the <text:span text:style-name="Emphasis">General</text:span> tab (Figure <text:sequence-ref text:reference-format="value" text:ref-name="refFigure22">23</text:sequence-ref>) and set Read-only to Yes.</text:p>
      <text:p text:style-name="P47"><draw:frame draw:style-name="fr1" draw:name="Frame22" text:anchor-type="as-char" svg:width="9.564cm" draw:z-index="2"><draw:text-box fo:min-height="10.368cm"><text:p text:style-name="Caption"><draw:rect text:anchor-type="paragraph" draw:z-index="3" draw:style-name="gr1" draw:text-style-name="P86" svg:width="9.002cm" svg:height="2.834cm" svg:x="0.164cm" svg:y="5.45cm"><text:p/></draw:rect><draw:frame draw:style-name="fr7" draw:name="graphics72" text:anchor-type="as-char" svg:width="9.564cm" svg:height="9.843cm" draw:z-index="17"><draw:image xlink:href="Pictures/1000000000000156000001784193DDD0BC2EA523.png" xlink:type="simple" xlink:show="embed" xlink:actuate="onLoad" loext:mime-type="image/png"/></draw:frame></text:p><text:p text:style-name="Caption">Figure <text:sequence text:ref-name="refFigure22" text:name="Figure" text:formula="ooow:Figure+1" style:num-format="1">23</text:sequence>: Data Properties of a form</text:p></draw:text-box></draw:frame></text:p>
      <text:h text:style-name="P61" text:outline-level="2"><text:bookmark-start text:name="__RefHeading__8802_903114917"/>Form <text:alphabetical-index-mark-start text:id="IMark117262984" text:key1="form"/>control formatting options<text:bookmark-end text:name="__RefHeading__8802_903114917"/><text:alphabetical-index-mark-end text:id="IMark117262984"/></text:h>
      <text:p text:style-name="P40">You can customize the way form controls look and behave in a number of ways. These are all accessed in design mode. Right-click the form control, select <text:span text:style-name="Strong_20_Emphasis">Control Properties</text:span> from the context menu and select the <text:span text:style-name="Emphasis">General</text:span> tab in the Properties dialog.</text:p>
      <text:list xml:id="list1379638382" text:style-name="List_20_1">
        <text:list-item>
          <text:p text:style-name="P69">Set a label for the control in the Label box (not to be confused with the box called Label Field). Some form controls, such as push buttons and option buttons, have visible labels that can be set. Others, such as text boxes, do not.</text:p>
        </text:list-item>
        <text:list-item>
          <text:p text:style-name="P69"><text:soft-page-break/>Set whether the form control will print out if the document is printed with the Print option.</text:p>
        </text:list-item>
        <text:list-item>
          <text:p text:style-name="P69">Use the Font setting to set the font, typeface, and size for a field’s label or for text typed into a field. This setting does not affect the size of check boxes or option buttons.</text:p>
        </text:list-item>
        <text:list-item>
          <text:p text:style-name="P69">For a text box, you can set the maximum text length. This is very useful when adding records into a database. Every database text field has a maximum length and, if the data entered is too long, LibreOffice displays an error message. By setting the maximum text length of the form control to be the same as that of the database field, this error can be avoided.</text:p>
        </text:list-item>
        <text:list-item>
          <text:p text:style-name="P69">You can set the default option for a form control. By default, a control is blank, or has every option unselected. You can set the control to start with a particular option or list item selected.</text:p>
        </text:list-item>
        <text:list-item>
          <text:p text:style-name="P69">For controls where a password is being entered, setting the Password character (for example to *) displays only that character, but saves what the user really types.</text:p>
        </text:list-item>
        <text:list-item>
          <text:p text:style-name="P69">You can add additional information and help text for a form control.</text:p>
        </text:list-item>
        <text:list-item>
          <text:p text:style-name="P69">You can use other formatting controls such as background color, 3-D look, text formatting, scroll bars, and borders to further define how the control appears.</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Advanced form customization</text:chapter> <text:span text:style-name="MT1">| </text:span><text:page-number text:select-page="current">21</text:page-number></text:p>
      </style:footer>
      <style:footer-left>
        <text:p text:style-name="MP1"><text:page-number text:select-page="current">20</text:page-number><text:s/><text:span text:style-name="MT2">| </text:span><text:span text:style-name="MT2"><text:title>Chapter 18  Form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8  Form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8  Form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24:39.237743000</meta:creation-date>
    <meta:editing-duration>PT4H13M5S</meta:editing-duration>
    <meta:editing-cycles>40</meta:editing-cycles>
    <meta:generator>LibreOffice/6.4.1.2$Linux_X86_64 LibreOffice_project/4d224e95b98b138af42a64d84056446d09082932</meta:generator>
    <dc:title>Chapter 18  Forms</dc:title>
    <meta:initial-creator>Jean Weber</meta:initial-creator>
    <dc:date>2020-08-06T15:36:48.403430722</dc:date>
    <dc:creator>MS </dc:creator>
    <meta:document-statistic meta:table-count="5" meta:image-count="24" meta:object-count="0" meta:page-count="21" meta:paragraph-count="462" meta:word-count="5876" meta:character-count="32142" meta:non-whitespace-character-count="26684"/>
  </office:meta>
</office:document-meta>
</file>